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9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6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Attendees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Proposals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$2000.00 License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$175/mo</text:p>
          </table:table-cell>
          <table:table-cell table:number-columns-repeated="26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table:style-name="ce1" office:value-type="currency" office:currency="USD" office:value="15" calcext:value-type="currency">
            <text:p>$15.00</text:p>
          </table:table-cell>
          <table:table-cell office:value-type="string" calcext:value-type="string">
            <text:p>per proposal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7"/>
          <table:table-cell office:value-type="string" calcext:value-type="string">
            <text:p>Market Size and Distribution</text:p>
          </table:table-cell>
          <table:table-cell/>
          <table:table-cell office:value-type="string" calcext:value-type="string">
            <text:p>.5% Share</text:p>
          </table:table-cell>
          <table:table-cell office:value-type="string" calcext:value-type="string">
            <text:p>1% Share</text:p>
          </table:table-cell>
          <table:table-cell office:value-type="string" calcext:value-type="string">
            <text:p>1.5% Share</text:p>
          </table:table-cell>
          <table:table-cell office:value-type="string" calcext:value-type="string">
            <text:p>2% Share</text:p>
          </table:table-cell>
          <table:table-cell office:value-type="string" calcext:value-type="string">
            <text:p>2.5% Share</text:p>
          </table:table-cell>
          <table:table-cell office:value-type="string" calcext:value-type="string">
            <text:p>3% Share</text:p>
          </table:table-cell>
          <table:table-cell office:value-type="string" calcext:value-type="string">
            <text:p>3.5% Share</text:p>
          </table:table-cell>
          <table:table-cell office:value-type="string" calcext:value-type="string">
            <text:p>4% Share</text:p>
          </table:table-cell>
          <table:table-cell office:value-type="string" calcext:value-type="string">
            <text:p>4.5% Share</text:p>
          </table:table-cell>
          <table:table-cell office:value-type="string" calcext:value-type="string">
            <text:p>5% Share</text:p>
          </table:table-cell>
          <table:table-cell office:value-type="string" calcext:value-type="string">
            <text:p>5.5% Share</text:p>
          </table:table-cell>
          <table:table-cell office:value-type="string" calcext:value-type="string">
            <text:p>6% Shar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# of Proposal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Monthly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1" table:formula="of:=[.F12]*12" office:value-type="currency" office:currency="USD" office:value="510" calcext:value-type="currency">
            <text:p>$510.00</text:p>
          </table:table-cell>
          <table:table-cell table:style-name="ce1" table:formula="of:=[.D12]/[.C12]" office:value-type="currency" office:currency="USD" office:value="20.4" calcext:value-type="currency">
            <text:p>$20.40</text:p>
          </table:table-cell>
          <table:table-cell table:style-name="ce1" office:value-type="currency" office:currency="USD" office:value="42.5" calcext:value-type="currency">
            <text:p>$42.50</text:p>
          </table:table-cell>
          <table:table-cell/>
          <table:table-cell table:style-name="ce2" office:value-type="percentage" office:value="0.15" calcext:value-type="percentage">
            <text:p>15.00%</text:p>
          </table:table-cell>
          <table:table-cell table:formula="of:=[.H11]*[.H12]" office:value-type="float" office:value="1950" calcext:value-type="float">
            <text:p>1950</text:p>
          </table:table-cell>
          <table:table-cell table:formula="of:=[.I12]*0.005" office:value-type="float" office:value="9.75" calcext:value-type="float">
            <text:p>9.75</text:p>
          </table:table-cell>
          <table:table-cell table:formula="of:=[.I12]*0.01" office:value-type="float" office:value="19.5" calcext:value-type="float">
            <text:p>19.5</text:p>
          </table:table-cell>
          <table:table-cell table:formula="of:=[.I12]*0.015" office:value-type="float" office:value="29.25" calcext:value-type="float">
            <text:p>29.25</text:p>
          </table:table-cell>
          <table:table-cell table:formula="of:=[.I12]*0.02" office:value-type="float" office:value="39" calcext:value-type="float">
            <text:p>39</text:p>
          </table:table-cell>
          <table:table-cell table:formula="of:=[.I12]*0.025" office:value-type="float" office:value="48.75" calcext:value-type="float">
            <text:p>48.75</text:p>
          </table:table-cell>
          <table:table-cell table:formula="of:=[.I12]*0.03" office:value-type="float" office:value="58.5" calcext:value-type="float">
            <text:p>58.5</text:p>
          </table:table-cell>
          <table:table-cell table:formula="of:=[.I12]*0.035" office:value-type="float" office:value="68.25" calcext:value-type="float">
            <text:p>68.25</text:p>
          </table:table-cell>
          <table:table-cell table:formula="of:=[.I12]*0.04" office:value-type="float" office:value="78" calcext:value-type="float">
            <text:p>78</text:p>
          </table:table-cell>
          <table:table-cell table:formula="of:=[.I12]*0.045" office:value-type="float" office:value="87.75" calcext:value-type="float">
            <text:p>87.75</text:p>
          </table:table-cell>
          <table:table-cell table:formula="of:=[.I12]*0.05" office:value-type="float" office:value="97.5" calcext:value-type="float">
            <text:p>97.5</text:p>
          </table:table-cell>
          <table:table-cell table:formula="of:=[.I12]*0.055" office:value-type="float" office:value="107.25" calcext:value-type="float">
            <text:p>107.25</text:p>
          </table:table-cell>
          <table:table-cell table:formula="of:=[.I12]*0.06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1" table:formula="of:=[.F13]*12" office:value-type="currency" office:currency="USD" office:value="960" calcext:value-type="currency">
            <text:p>$960.00</text:p>
          </table:table-cell>
          <table:table-cell table:style-name="ce1" table:formula="of:=[.D13]/[.C13]" office:value-type="currency" office:currency="USD" office:value="19.2" calcext:value-type="currency">
            <text:p>$19.20</text:p>
          </table:table-cell>
          <table:table-cell table:style-name="ce1" office:value-type="currency" office:currency="USD" office:value="80" calcext:value-type="currency">
            <text:p>$80.00</text:p>
          </table:table-cell>
          <table:table-cell/>
          <table:table-cell table:style-name="ce2" office:value-type="percentage" office:value="0.2" calcext:value-type="percentage">
            <text:p>20.00%</text:p>
          </table:table-cell>
          <table:table-cell table:formula="of:=[.H13]*[.H11]" office:value-type="float" office:value="2600" calcext:value-type="float">
            <text:p>2600</text:p>
          </table:table-cell>
          <table:table-cell table:formula="of:=[.I13]*0.005" office:value-type="float" office:value="13" calcext:value-type="float">
            <text:p>13</text:p>
          </table:table-cell>
          <table:table-cell table:formula="of:=[.I13]*0.01" office:value-type="float" office:value="26" calcext:value-type="float">
            <text:p>26</text:p>
          </table:table-cell>
          <table:table-cell table:formula="of:=[.I13]*0.015" office:value-type="float" office:value="39" calcext:value-type="float">
            <text:p>39</text:p>
          </table:table-cell>
          <table:table-cell table:formula="of:=[.I13]*0.02" office:value-type="float" office:value="52" calcext:value-type="float">
            <text:p>52</text:p>
          </table:table-cell>
          <table:table-cell table:formula="of:=[.I13]*0.025" office:value-type="float" office:value="65" calcext:value-type="float">
            <text:p>65</text:p>
          </table:table-cell>
          <table:table-cell table:formula="of:=[.I13]*0.03" office:value-type="float" office:value="78" calcext:value-type="float">
            <text:p>78</text:p>
          </table:table-cell>
          <table:table-cell table:formula="of:=[.I13]*0.035" office:value-type="float" office:value="91" calcext:value-type="float">
            <text:p>91</text:p>
          </table:table-cell>
          <table:table-cell table:formula="of:=[.I13]*0.04" office:value-type="float" office:value="104" calcext:value-type="float">
            <text:p>104</text:p>
          </table:table-cell>
          <table:table-cell table:formula="of:=[.I13]*0.045" office:value-type="float" office:value="117" calcext:value-type="float">
            <text:p>117</text:p>
          </table:table-cell>
          <table:table-cell table:formula="of:=[.I13]*0.05" office:value-type="float" office:value="130" calcext:value-type="float">
            <text:p>130</text:p>
          </table:table-cell>
          <table:table-cell table:formula="of:=[.I13]*0.055" office:value-type="float" office:value="143" calcext:value-type="float">
            <text:p>143</text:p>
          </table:table-cell>
          <table:table-cell table:formula="of:=[.I13]*0.06" office:value-type="float" office:value="156" calcext:value-type="float">
            <text:p>1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table:formula="of:=[.F14]*12" office:value-type="currency" office:currency="USD" office:value="1800" calcext:value-type="currency">
            <text:p>$1,800.00</text:p>
          </table:table-cell>
          <table:table-cell table:style-name="ce1" table:formula="of:=[.D14]/[.C14]" office:value-type="currency" office:currency="USD" office:value="18" calcext:value-type="currency">
            <text:p>$18.00</text:p>
          </table:table-cell>
          <table:table-cell table:style-name="ce1" office:value-type="currency" office:currency="USD" office:value="150" calcext:value-type="currency">
            <text:p>$150.00</text:p>
          </table:table-cell>
          <table:table-cell/>
          <table:table-cell table:style-name="ce2" office:value-type="percentage" office:value="0.3" calcext:value-type="percentage">
            <text:p>30.00%</text:p>
          </table:table-cell>
          <table:table-cell table:formula="of:=[.H14]*[.H11]" office:value-type="float" office:value="3900" calcext:value-type="float">
            <text:p>3900</text:p>
          </table:table-cell>
          <table:table-cell table:formula="of:=[.I14]*0.005" office:value-type="float" office:value="19.5" calcext:value-type="float">
            <text:p>19.5</text:p>
          </table:table-cell>
          <table:table-cell table:formula="of:=[.I14]*0.01" office:value-type="float" office:value="39" calcext:value-type="float">
            <text:p>39</text:p>
          </table:table-cell>
          <table:table-cell table:formula="of:=[.I14]*0.015" office:value-type="float" office:value="58.5" calcext:value-type="float">
            <text:p>58.5</text:p>
          </table:table-cell>
          <table:table-cell table:formula="of:=[.I14]*0.02" office:value-type="float" office:value="78" calcext:value-type="float">
            <text:p>78</text:p>
          </table:table-cell>
          <table:table-cell table:formula="of:=[.I14]*0.025" office:value-type="float" office:value="97.5" calcext:value-type="float">
            <text:p>97.5</text:p>
          </table:table-cell>
          <table:table-cell table:formula="of:=[.I14]*0.03" office:value-type="float" office:value="117" calcext:value-type="float">
            <text:p>117</text:p>
          </table:table-cell>
          <table:table-cell table:formula="of:=[.I14]*0.035" office:value-type="float" office:value="136.5" calcext:value-type="float">
            <text:p>136.5</text:p>
          </table:table-cell>
          <table:table-cell table:formula="of:=[.I14]*0.04" office:value-type="float" office:value="156" calcext:value-type="float">
            <text:p>156</text:p>
          </table:table-cell>
          <table:table-cell table:formula="of:=[.I14]*0.045" office:value-type="float" office:value="175.5" calcext:value-type="float">
            <text:p>175.5</text:p>
          </table:table-cell>
          <table:table-cell table:formula="of:=[.I14]*0.05" office:value-type="float" office:value="195" calcext:value-type="float">
            <text:p>195</text:p>
          </table:table-cell>
          <table:table-cell table:formula="of:=[.I14]*0.055" office:value-type="float" office:value="214.5" calcext:value-type="float">
            <text:p>214.5</text:p>
          </table:table-cell>
          <table:table-cell table:formula="of:=[.I14]*0.06" office:value-type="float" office:value="234" calcext:value-type="float">
            <text:p>2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style-name="ce1" table:formula="of:=[.F15]*12" office:value-type="currency" office:currency="USD" office:value="4200" calcext:value-type="currency">
            <text:p>$4,200.00</text:p>
          </table:table-cell>
          <table:table-cell table:style-name="ce1" table:formula="of:=[.D15]/[.C15]" office:value-type="currency" office:currency="USD" office:value="16.8" calcext:value-type="currency">
            <text:p>$16.80</text:p>
          </table:table-cell>
          <table:table-cell table:style-name="ce1" office:value-type="currency" office:currency="USD" office:value="350" calcext:value-type="currency">
            <text:p>$350.00</text:p>
          </table:table-cell>
          <table:table-cell/>
          <table:table-cell table:style-name="ce2" office:value-type="percentage" office:value="0.2" calcext:value-type="percentage">
            <text:p>20.00%</text:p>
          </table:table-cell>
          <table:table-cell table:formula="of:=[.H15]*[.H11]" office:value-type="float" office:value="2600" calcext:value-type="float">
            <text:p>2600</text:p>
          </table:table-cell>
          <table:table-cell table:formula="of:=[.I15]*0.005" office:value-type="float" office:value="13" calcext:value-type="float">
            <text:p>13</text:p>
          </table:table-cell>
          <table:table-cell table:formula="of:=[.I15]*0.01" office:value-type="float" office:value="26" calcext:value-type="float">
            <text:p>26</text:p>
          </table:table-cell>
          <table:table-cell table:formula="of:=[.I15]*0.015" office:value-type="float" office:value="39" calcext:value-type="float">
            <text:p>39</text:p>
          </table:table-cell>
          <table:table-cell table:formula="of:=[.I15]*0.02" office:value-type="float" office:value="52" calcext:value-type="float">
            <text:p>52</text:p>
          </table:table-cell>
          <table:table-cell table:formula="of:=[.I15]*0.025" office:value-type="float" office:value="65" calcext:value-type="float">
            <text:p>65</text:p>
          </table:table-cell>
          <table:table-cell table:formula="of:=[.I15]*0.03" office:value-type="float" office:value="78" calcext:value-type="float">
            <text:p>78</text:p>
          </table:table-cell>
          <table:table-cell table:formula="of:=[.I15]*0.035" office:value-type="float" office:value="91" calcext:value-type="float">
            <text:p>91</text:p>
          </table:table-cell>
          <table:table-cell table:formula="of:=[.I15]*0.04" office:value-type="float" office:value="104" calcext:value-type="float">
            <text:p>104</text:p>
          </table:table-cell>
          <table:table-cell table:formula="of:=[.I15]*0.045" office:value-type="float" office:value="117" calcext:value-type="float">
            <text:p>117</text:p>
          </table:table-cell>
          <table:table-cell table:formula="of:=[.I15]*0.05" office:value-type="float" office:value="130" calcext:value-type="float">
            <text:p>130</text:p>
          </table:table-cell>
          <table:table-cell table:formula="of:=[.I15]*0.055" office:value-type="float" office:value="143" calcext:value-type="float">
            <text:p>143</text:p>
          </table:table-cell>
          <table:table-cell table:formula="of:=[.I15]*0.06" office:value-type="float" office:value="156" calcext:value-type="float">
            <text:p>1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style-name="ce1" table:formula="of:=[.F16]*12" office:value-type="currency" office:currency="USD" office:value="7800" calcext:value-type="currency">
            <text:p>$7,800.00</text:p>
          </table:table-cell>
          <table:table-cell table:style-name="ce1" table:formula="of:=[.D16]/[.C16]" office:value-type="currency" office:currency="USD" office:value="15.6" calcext:value-type="currency">
            <text:p>$15.60</text:p>
          </table:table-cell>
          <table:table-cell table:style-name="ce1" office:value-type="currency" office:currency="USD" office:value="650" calcext:value-type="currency">
            <text:p>$650.00</text:p>
          </table:table-cell>
          <table:table-cell/>
          <table:table-cell table:style-name="ce2" office:value-type="percentage" office:value="0.1" calcext:value-type="percentage">
            <text:p>10.00%</text:p>
          </table:table-cell>
          <table:table-cell table:formula="of:=[.H16]*[.H11]" office:value-type="float" office:value="1300" calcext:value-type="float">
            <text:p>1300</text:p>
          </table:table-cell>
          <table:table-cell table:formula="of:=[.I16]*0.005" office:value-type="float" office:value="6.5" calcext:value-type="float">
            <text:p>6.5</text:p>
          </table:table-cell>
          <table:table-cell table:formula="of:=[.I16]*0.01" office:value-type="float" office:value="13" calcext:value-type="float">
            <text:p>13</text:p>
          </table:table-cell>
          <table:table-cell table:formula="of:=[.I16]*0.015" office:value-type="float" office:value="19.5" calcext:value-type="float">
            <text:p>19.5</text:p>
          </table:table-cell>
          <table:table-cell table:formula="of:=[.I16]*0.02" office:value-type="float" office:value="26" calcext:value-type="float">
            <text:p>26</text:p>
          </table:table-cell>
          <table:table-cell table:formula="of:=[.I16]*0.025" office:value-type="float" office:value="32.5" calcext:value-type="float">
            <text:p>32.5</text:p>
          </table:table-cell>
          <table:table-cell table:formula="of:=[.I16]*0.03" office:value-type="float" office:value="39" calcext:value-type="float">
            <text:p>39</text:p>
          </table:table-cell>
          <table:table-cell table:formula="of:=[.I16]*0.035" office:value-type="float" office:value="45.5" calcext:value-type="float">
            <text:p>45.5</text:p>
          </table:table-cell>
          <table:table-cell table:formula="of:=[.I16]*0.04" office:value-type="float" office:value="52" calcext:value-type="float">
            <text:p>52</text:p>
          </table:table-cell>
          <table:table-cell table:formula="of:=[.I16]*0.045" office:value-type="float" office:value="58.5" calcext:value-type="float">
            <text:p>58.5</text:p>
          </table:table-cell>
          <table:table-cell table:formula="of:=[.I16]*0.05" office:value-type="float" office:value="65" calcext:value-type="float">
            <text:p>65</text:p>
          </table:table-cell>
          <table:table-cell table:formula="of:=[.I16]*0.055" office:value-type="float" office:value="71.5" calcext:value-type="float">
            <text:p>71.5</text:p>
          </table:table-cell>
          <table:table-cell table:formula="of:=[.I16]*0.06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/>&gt; 500</text:p>
          </table:table-cell>
          <table:table-cell/>
          <table:table-cell table:style-name="ce1" office:value-type="currency" office:currency="USD" office:value="15" calcext:value-type="currency">
            <text:p>$15.00</text:p>
          </table:table-cell>
          <table:table-cell table:number-columns-repeated="2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Monthl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Month 1</text:p>
          </table:table-cell>
          <table:table-cell office:value-type="string" calcext:value-type="string">
            <text:p>Month 2</text:p>
          </table:table-cell>
          <table:table-cell office:value-type="string" calcext:value-type="string">
            <text:p>Month 3</text:p>
          </table:table-cell>
          <table:table-cell office:value-type="string" calcext:value-type="string">
            <text:p>Month 4</text:p>
          </table:table-cell>
          <table:table-cell office:value-type="string" calcext:value-type="string">
            <text:p>Month 5</text:p>
          </table:table-cell>
          <table:table-cell office:value-type="string" calcext:value-type="string">
            <text:p>Month 6</text:p>
          </table:table-cell>
          <table:table-cell office:value-type="string" calcext:value-type="string">
            <text:p>Month 7</text:p>
          </table:table-cell>
          <table:table-cell office:value-type="string" calcext:value-type="string">
            <text:p>Month 8</text:p>
          </table:table-cell>
          <table:table-cell office:value-type="string" calcext:value-type="string">
            <text:p>Month 9</text:p>
          </table:table-cell>
          <table:table-cell office:value-type="string" calcext:value-type="string">
            <text:p>Month 10</text:p>
          </table:table-cell>
          <table:table-cell office:value-type="string" calcext:value-type="string">
            <text:p>Month 11</text:p>
          </table:table-cell>
          <table:table-cell office:value-type="string" calcext:value-type="string">
            <text:p>Month 12</text:p>
          </table:table-cell>
          <table:table-cell office:value-type="string" calcext:value-type="string">
            <text:p>Month 13</text:p>
          </table:table-cell>
          <table:table-cell office:value-type="string" calcext:value-type="string">
            <text:p>Month 14</text:p>
          </table:table-cell>
          <table:table-cell office:value-type="string" calcext:value-type="string">
            <text:p>Month 15</text:p>
          </table:table-cell>
          <table:table-cell office:value-type="string" calcext:value-type="string">
            <text:p>Month 16</text:p>
          </table:table-cell>
          <table:table-cell office:value-type="string" calcext:value-type="string">
            <text:p>Month 17</text:p>
          </table:table-cell>
          <table:table-cell office:value-type="string" calcext:value-type="string">
            <text:p>Month 18</text:p>
          </table:table-cell>
          <table:table-cell office:value-type="string" calcext:value-type="string">
            <text:p>Month 19</text:p>
          </table:table-cell>
          <table:table-cell office:value-type="string" calcext:value-type="string">
            <text:p>Month 20</text:p>
          </table:table-cell>
          <table:table-cell office:value-type="string" calcext:value-type="string">
            <text:p>Month 21</text:p>
          </table:table-cell>
          <table:table-cell office:value-type="string" calcext:value-type="string">
            <text:p>Month 22</text:p>
          </table:table-cell>
          <table:table-cell office:value-type="string" calcext:value-type="string">
            <text:p>Month 23</text:p>
          </table:table-cell>
          <table:table-cell office:value-type="string" calcext:value-type="string">
            <text:p>Month 24</text:p>
          </table:table-cell>
          <table:table-cell office:value-type="string" calcext:value-type="string">
            <text:p>Month 25</text:p>
          </table:table-cell>
          <table:table-cell office:value-type="string" calcext:value-type="string">
            <text:p>Month 26</text:p>
          </table:table-cell>
          <table:table-cell office:value-type="string" calcext:value-type="string">
            <text:p>Month 27</text:p>
          </table:table-cell>
          <table:table-cell office:value-type="string" calcext:value-type="string">
            <text:p>Month 28</text:p>
          </table:table-cell>
          <table:table-cell office:value-type="string" calcext:value-type="string">
            <text:p>Month 29</text:p>
          </table:table-cell>
          <table:table-cell office:value-type="string" calcext:value-type="string">
            <text:p>Month 3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currency" office:currency="USD" office:value="42.5" calcext:value-type="currency">
            <text:p>$42.50</text:p>
          </table:table-cell>
          <table:table-cell office:value-type="float" office:value="25" calcext:value-type="float">
            <text:p>25</text:p>
          </table:table-cell>
          <table:table-cell table:style-name="ce1" table:formula="of:=[.J12]*[.A23]" office:value-type="currency" office:currency="USD" office:value="414.375" calcext:value-type="currency">
            <text:p>$414.38</text:p>
          </table:table-cell>
          <table:table-cell table:style-name="ce1" table:formula="of:=[.C23]" office:value-type="currency" office:currency="USD" office:value="414.375" calcext:value-type="currency">
            <text:p>$414.38</text:p>
          </table:table-cell>
          <table:table-cell table:style-name="ce1" table:formula="of:=[.D23]" office:value-type="currency" office:currency="USD" office:value="414.375" calcext:value-type="currency">
            <text:p>$414.38</text:p>
          </table:table-cell>
          <table:table-cell table:style-name="ce1" table:formula="of:=[.K12]*[.A23]" office:value-type="currency" office:currency="USD" office:value="828.75" calcext:value-type="currency">
            <text:p>$828.75</text:p>
          </table:table-cell>
          <table:table-cell table:style-name="ce1" table:formula="of:=[.F23]" office:value-type="currency" office:currency="USD" office:value="828.75" calcext:value-type="currency">
            <text:p>$828.75</text:p>
          </table:table-cell>
          <table:table-cell table:style-name="ce1" table:formula="of:=[.G23]" office:value-type="currency" office:currency="USD" office:value="828.75" calcext:value-type="currency">
            <text:p>$828.75</text:p>
          </table:table-cell>
          <table:table-cell table:style-name="ce1" table:formula="of:=[.L12]*[.A23]" office:value-type="currency" office:currency="USD" office:value="1243.125" calcext:value-type="currency">
            <text:p>$1,243.13</text:p>
          </table:table-cell>
          <table:table-cell table:style-name="ce1" table:formula="of:=[.I23]" office:value-type="currency" office:currency="USD" office:value="1243.125" calcext:value-type="currency">
            <text:p>$1,243.13</text:p>
          </table:table-cell>
          <table:table-cell table:style-name="ce1" table:formula="of:=[.J23]" office:value-type="currency" office:currency="USD" office:value="1243.125" calcext:value-type="currency">
            <text:p>$1,243.13</text:p>
          </table:table-cell>
          <table:table-cell table:style-name="ce1" table:formula="of:=[.M12]*[.A23]" office:value-type="currency" office:currency="USD" office:value="1657.5" calcext:value-type="currency">
            <text:p>$1,657.50</text:p>
          </table:table-cell>
          <table:table-cell table:style-name="ce1" table:formula="of:=[.L23]" office:value-type="currency" office:currency="USD" office:value="1657.5" calcext:value-type="currency">
            <text:p>$1,657.50</text:p>
          </table:table-cell>
          <table:table-cell table:style-name="ce1" table:formula="of:=[.M23]" office:value-type="currency" office:currency="USD" office:value="1657.5" calcext:value-type="currency">
            <text:p>$1,657.50</text:p>
          </table:table-cell>
          <table:table-cell table:style-name="ce1" table:formula="of:=[.N12]*[.A23]" office:value-type="currency" office:currency="USD" office:value="2071.875" calcext:value-type="currency">
            <text:p>$2,071.88</text:p>
          </table:table-cell>
          <table:table-cell table:style-name="ce1" table:formula="of:=[.O23]" office:value-type="currency" office:currency="USD" office:value="2071.875" calcext:value-type="currency">
            <text:p>$2,071.88</text:p>
          </table:table-cell>
          <table:table-cell table:style-name="ce1" table:formula="of:=[.P23]" office:value-type="currency" office:currency="USD" office:value="2071.875" calcext:value-type="currency">
            <text:p>$2,071.88</text:p>
          </table:table-cell>
          <table:table-cell table:style-name="ce1" table:formula="of:=[.O12]*[.A23]" office:value-type="currency" office:currency="USD" office:value="2486.25" calcext:value-type="currency">
            <text:p>$2,486.25</text:p>
          </table:table-cell>
          <table:table-cell table:style-name="ce1" table:formula="of:=[.R23]" office:value-type="currency" office:currency="USD" office:value="2486.25" calcext:value-type="currency">
            <text:p>$2,486.25</text:p>
          </table:table-cell>
          <table:table-cell table:style-name="ce1" table:formula="of:=[.S23]" office:value-type="currency" office:currency="USD" office:value="2486.25" calcext:value-type="currency">
            <text:p>$2,486.25</text:p>
          </table:table-cell>
          <table:table-cell table:style-name="ce1" table:formula="of:=[.P12]*[.A23]" office:value-type="currency" office:currency="USD" office:value="2900.625" calcext:value-type="currency">
            <text:p>$2,900.63</text:p>
          </table:table-cell>
          <table:table-cell table:style-name="ce1" table:formula="of:=[.U23]" office:value-type="currency" office:currency="USD" office:value="2900.625" calcext:value-type="currency">
            <text:p>$2,900.63</text:p>
          </table:table-cell>
          <table:table-cell table:style-name="ce1" table:formula="of:=[.V23]" office:value-type="currency" office:currency="USD" office:value="2900.625" calcext:value-type="currency">
            <text:p>$2,900.63</text:p>
          </table:table-cell>
          <table:table-cell table:style-name="ce1" table:formula="of:=[.Q12]*[.A23]" office:value-type="currency" office:currency="USD" office:value="3315" calcext:value-type="currency">
            <text:p>$3,315.00</text:p>
          </table:table-cell>
          <table:table-cell table:style-name="ce1" table:formula="of:=[.X23]" office:value-type="currency" office:currency="USD" office:value="3315" calcext:value-type="currency">
            <text:p>$3,315.00</text:p>
          </table:table-cell>
          <table:table-cell table:style-name="ce1" table:formula="of:=[.Y23]" office:value-type="currency" office:currency="USD" office:value="3315" calcext:value-type="currency">
            <text:p>$3,315.00</text:p>
          </table:table-cell>
          <table:table-cell table:style-name="ce1" table:formula="of:=[.R12]*[.A23]" office:value-type="currency" office:currency="USD" office:value="3729.375" calcext:value-type="currency">
            <text:p>$3,729.38</text:p>
          </table:table-cell>
          <table:table-cell table:style-name="ce1" table:formula="of:=[.AA23]" office:value-type="currency" office:currency="USD" office:value="3729.375" calcext:value-type="currency">
            <text:p>$3,729.38</text:p>
          </table:table-cell>
          <table:table-cell table:style-name="ce1" table:formula="of:=[.AB23]" office:value-type="currency" office:currency="USD" office:value="3729.375" calcext:value-type="currency">
            <text:p>$3,729.38</text:p>
          </table:table-cell>
          <table:table-cell table:style-name="ce1" table:formula="of:=[.S12]*[.A23]" office:value-type="currency" office:currency="USD" office:value="4143.75" calcext:value-type="currency">
            <text:p>$4,143.75</text:p>
          </table:table-cell>
          <table:table-cell table:style-name="ce1" table:formula="of:=[.AD23]" office:value-type="currency" office:currency="USD" office:value="4143.75" calcext:value-type="currency">
            <text:p>$4,143.75</text:p>
          </table:table-cell>
          <table:table-cell table:style-name="ce1" table:formula="of:=[.AE23]" office:value-type="currency" office:currency="USD" office:value="4143.75" calcext:value-type="currency">
            <text:p>$4,143.75</text:p>
          </table:table-cell>
        </table:table-row>
        <table:table-row table:style-name="ro1">
          <table:table-cell table:style-name="ce1" office:value-type="currency" office:currency="USD" office:value="80" calcext:value-type="currency">
            <text:p>$80.00</text:p>
          </table:table-cell>
          <table:table-cell office:value-type="float" office:value="50" calcext:value-type="float">
            <text:p>50</text:p>
          </table:table-cell>
          <table:table-cell table:style-name="ce1" table:formula="of:=[.J13]*[.A24]" office:value-type="currency" office:currency="USD" office:value="1040" calcext:value-type="currency">
            <text:p>$1,040.00</text:p>
          </table:table-cell>
          <table:table-cell table:style-name="ce1" table:formula="of:=[.C24]" office:value-type="currency" office:currency="USD" office:value="1040" calcext:value-type="currency">
            <text:p>$1,040.00</text:p>
          </table:table-cell>
          <table:table-cell table:style-name="ce1" table:formula="of:=[.D24]" office:value-type="currency" office:currency="USD" office:value="1040" calcext:value-type="currency">
            <text:p>$1,040.00</text:p>
          </table:table-cell>
          <table:table-cell table:style-name="ce1" table:formula="of:=[.K13]*[.A24]" office:value-type="currency" office:currency="USD" office:value="2080" calcext:value-type="currency">
            <text:p>$2,080.00</text:p>
          </table:table-cell>
          <table:table-cell table:style-name="ce1" table:formula="of:=[.F24]" office:value-type="currency" office:currency="USD" office:value="2080" calcext:value-type="currency">
            <text:p>$2,080.00</text:p>
          </table:table-cell>
          <table:table-cell table:style-name="ce1" table:formula="of:=[.G24]" office:value-type="currency" office:currency="USD" office:value="2080" calcext:value-type="currency">
            <text:p>$2,080.00</text:p>
          </table:table-cell>
          <table:table-cell table:style-name="ce1" table:formula="of:=[.L13]*[.A24]" office:value-type="currency" office:currency="USD" office:value="3120" calcext:value-type="currency">
            <text:p>$3,120.00</text:p>
          </table:table-cell>
          <table:table-cell table:style-name="ce1" table:formula="of:=[.I24]" office:value-type="currency" office:currency="USD" office:value="3120" calcext:value-type="currency">
            <text:p>$3,120.00</text:p>
          </table:table-cell>
          <table:table-cell table:style-name="ce1" table:formula="of:=[.J24]" office:value-type="currency" office:currency="USD" office:value="3120" calcext:value-type="currency">
            <text:p>$3,120.00</text:p>
          </table:table-cell>
          <table:table-cell table:style-name="ce1" table:formula="of:=[.M13]*[.A24]" office:value-type="currency" office:currency="USD" office:value="4160" calcext:value-type="currency">
            <text:p>$4,160.00</text:p>
          </table:table-cell>
          <table:table-cell table:style-name="ce1" table:formula="of:=[.L24]" office:value-type="currency" office:currency="USD" office:value="4160" calcext:value-type="currency">
            <text:p>$4,160.00</text:p>
          </table:table-cell>
          <table:table-cell table:style-name="ce1" table:formula="of:=[.M24]" office:value-type="currency" office:currency="USD" office:value="4160" calcext:value-type="currency">
            <text:p>$4,160.00</text:p>
          </table:table-cell>
          <table:table-cell table:style-name="ce1" table:formula="of:=[.N13]*[.A24]" office:value-type="currency" office:currency="USD" office:value="5200" calcext:value-type="currency">
            <text:p>$5,200.00</text:p>
          </table:table-cell>
          <table:table-cell table:style-name="ce1" table:formula="of:=[.O24]" office:value-type="currency" office:currency="USD" office:value="5200" calcext:value-type="currency">
            <text:p>$5,200.00</text:p>
          </table:table-cell>
          <table:table-cell table:style-name="ce1" table:formula="of:=[.P24]" office:value-type="currency" office:currency="USD" office:value="5200" calcext:value-type="currency">
            <text:p>$5,200.00</text:p>
          </table:table-cell>
          <table:table-cell table:style-name="ce1" table:formula="of:=[.O13]*[.A24]" office:value-type="currency" office:currency="USD" office:value="6240" calcext:value-type="currency">
            <text:p>$6,240.00</text:p>
          </table:table-cell>
          <table:table-cell table:style-name="ce1" table:formula="of:=[.R24]" office:value-type="currency" office:currency="USD" office:value="6240" calcext:value-type="currency">
            <text:p>$6,240.00</text:p>
          </table:table-cell>
          <table:table-cell table:style-name="ce1" table:formula="of:=[.S24]" office:value-type="currency" office:currency="USD" office:value="6240" calcext:value-type="currency">
            <text:p>$6,240.00</text:p>
          </table:table-cell>
          <table:table-cell table:style-name="ce1" table:formula="of:=[.P13]*[.A24]" office:value-type="currency" office:currency="USD" office:value="7280" calcext:value-type="currency">
            <text:p>$7,280.00</text:p>
          </table:table-cell>
          <table:table-cell table:style-name="ce1" table:formula="of:=[.U24]" office:value-type="currency" office:currency="USD" office:value="7280" calcext:value-type="currency">
            <text:p>$7,280.00</text:p>
          </table:table-cell>
          <table:table-cell table:style-name="ce1" table:formula="of:=[.V24]" office:value-type="currency" office:currency="USD" office:value="7280" calcext:value-type="currency">
            <text:p>$7,280.00</text:p>
          </table:table-cell>
          <table:table-cell table:style-name="ce1" table:formula="of:=[.Q13]*[.A24]" office:value-type="currency" office:currency="USD" office:value="8320" calcext:value-type="currency">
            <text:p>$8,320.00</text:p>
          </table:table-cell>
          <table:table-cell table:style-name="ce1" table:formula="of:=[.X24]" office:value-type="currency" office:currency="USD" office:value="8320" calcext:value-type="currency">
            <text:p>$8,320.00</text:p>
          </table:table-cell>
          <table:table-cell table:style-name="ce1" table:formula="of:=[.Y24]" office:value-type="currency" office:currency="USD" office:value="8320" calcext:value-type="currency">
            <text:p>$8,320.00</text:p>
          </table:table-cell>
          <table:table-cell table:style-name="ce1" table:formula="of:=[.R13]*[.A24]" office:value-type="currency" office:currency="USD" office:value="9360" calcext:value-type="currency">
            <text:p>$9,360.00</text:p>
          </table:table-cell>
          <table:table-cell table:style-name="ce1" table:formula="of:=[.AA24]" office:value-type="currency" office:currency="USD" office:value="9360" calcext:value-type="currency">
            <text:p>$9,360.00</text:p>
          </table:table-cell>
          <table:table-cell table:style-name="ce1" table:formula="of:=[.AB24]" office:value-type="currency" office:currency="USD" office:value="9360" calcext:value-type="currency">
            <text:p>$9,360.00</text:p>
          </table:table-cell>
          <table:table-cell table:style-name="ce1" table:formula="of:=[.S13]*[.A24]" office:value-type="currency" office:currency="USD" office:value="10400" calcext:value-type="currency">
            <text:p>$10,400.00</text:p>
          </table:table-cell>
          <table:table-cell table:style-name="ce1" table:formula="of:=[.AD24]" office:value-type="currency" office:currency="USD" office:value="10400" calcext:value-type="currency">
            <text:p>$10,400.00</text:p>
          </table:table-cell>
          <table:table-cell table:style-name="ce1" table:formula="of:=[.AE24]" office:value-type="currency" office:currency="USD" office:value="10400" calcext:value-type="currency">
            <text:p>$10,400.00</text:p>
          </table:table-cell>
        </table:table-row>
        <table:table-row table:style-name="ro1">
          <table:table-cell table:style-name="ce1" office:value-type="currency" office:currency="USD" office:value="150" calcext:value-type="currency">
            <text:p>$150.00</text:p>
          </table:table-cell>
          <table:table-cell office:value-type="float" office:value="100" calcext:value-type="float">
            <text:p>100</text:p>
          </table:table-cell>
          <table:table-cell table:style-name="ce1" table:formula="of:=[.J14]*[.A25]" office:value-type="currency" office:currency="USD" office:value="2925" calcext:value-type="currency">
            <text:p>$2,925.00</text:p>
          </table:table-cell>
          <table:table-cell table:style-name="ce1" table:formula="of:=[.C25]" office:value-type="currency" office:currency="USD" office:value="2925" calcext:value-type="currency">
            <text:p>$2,925.00</text:p>
          </table:table-cell>
          <table:table-cell table:style-name="ce1" table:formula="of:=[.D25]" office:value-type="currency" office:currency="USD" office:value="2925" calcext:value-type="currency">
            <text:p>$2,925.00</text:p>
          </table:table-cell>
          <table:table-cell table:style-name="ce1" table:formula="of:=[.K14]*[.A25]" office:value-type="currency" office:currency="USD" office:value="5850" calcext:value-type="currency">
            <text:p>$5,850.00</text:p>
          </table:table-cell>
          <table:table-cell table:style-name="ce1" table:formula="of:=[.F25]" office:value-type="currency" office:currency="USD" office:value="5850" calcext:value-type="currency">
            <text:p>$5,850.00</text:p>
          </table:table-cell>
          <table:table-cell table:style-name="ce1" table:formula="of:=[.G25]" office:value-type="currency" office:currency="USD" office:value="5850" calcext:value-type="currency">
            <text:p>$5,850.00</text:p>
          </table:table-cell>
          <table:table-cell table:style-name="ce1" table:formula="of:=[.L14]*[.A25]" office:value-type="currency" office:currency="USD" office:value="8775" calcext:value-type="currency">
            <text:p>$8,775.00</text:p>
          </table:table-cell>
          <table:table-cell table:style-name="ce1" table:formula="of:=[.I25]" office:value-type="currency" office:currency="USD" office:value="8775" calcext:value-type="currency">
            <text:p>$8,775.00</text:p>
          </table:table-cell>
          <table:table-cell table:style-name="ce1" table:formula="of:=[.J25]" office:value-type="currency" office:currency="USD" office:value="8775" calcext:value-type="currency">
            <text:p>$8,775.00</text:p>
          </table:table-cell>
          <table:table-cell table:style-name="ce1" table:formula="of:=[.M14]*[.A25]" office:value-type="currency" office:currency="USD" office:value="11700" calcext:value-type="currency">
            <text:p>$11,700.00</text:p>
          </table:table-cell>
          <table:table-cell table:style-name="ce1" table:formula="of:=[.L25]" office:value-type="currency" office:currency="USD" office:value="11700" calcext:value-type="currency">
            <text:p>$11,700.00</text:p>
          </table:table-cell>
          <table:table-cell table:style-name="ce1" table:formula="of:=[.M25]" office:value-type="currency" office:currency="USD" office:value="11700" calcext:value-type="currency">
            <text:p>$11,700.00</text:p>
          </table:table-cell>
          <table:table-cell table:style-name="ce1" table:formula="of:=[.N14]*[.A25]" office:value-type="currency" office:currency="USD" office:value="14625" calcext:value-type="currency">
            <text:p>$14,625.00</text:p>
          </table:table-cell>
          <table:table-cell table:style-name="ce1" table:formula="of:=[.O25]" office:value-type="currency" office:currency="USD" office:value="14625" calcext:value-type="currency">
            <text:p>$14,625.00</text:p>
          </table:table-cell>
          <table:table-cell table:style-name="ce1" table:formula="of:=[.P25]" office:value-type="currency" office:currency="USD" office:value="14625" calcext:value-type="currency">
            <text:p>$14,625.00</text:p>
          </table:table-cell>
          <table:table-cell table:style-name="ce1" table:formula="of:=[.O14]*[.A25]" office:value-type="currency" office:currency="USD" office:value="17550" calcext:value-type="currency">
            <text:p>$17,550.00</text:p>
          </table:table-cell>
          <table:table-cell table:style-name="ce1" table:formula="of:=[.R25]" office:value-type="currency" office:currency="USD" office:value="17550" calcext:value-type="currency">
            <text:p>$17,550.00</text:p>
          </table:table-cell>
          <table:table-cell table:style-name="ce1" table:formula="of:=[.S25]" office:value-type="currency" office:currency="USD" office:value="17550" calcext:value-type="currency">
            <text:p>$17,550.00</text:p>
          </table:table-cell>
          <table:table-cell table:style-name="ce1" table:formula="of:=[.P14]*[.A25]" office:value-type="currency" office:currency="USD" office:value="20475" calcext:value-type="currency">
            <text:p>$20,475.00</text:p>
          </table:table-cell>
          <table:table-cell table:style-name="ce1" table:formula="of:=[.U25]" office:value-type="currency" office:currency="USD" office:value="20475" calcext:value-type="currency">
            <text:p>$20,475.00</text:p>
          </table:table-cell>
          <table:table-cell table:style-name="ce1" table:formula="of:=[.V25]" office:value-type="currency" office:currency="USD" office:value="20475" calcext:value-type="currency">
            <text:p>$20,475.00</text:p>
          </table:table-cell>
          <table:table-cell table:style-name="ce1" table:formula="of:=[.Q14]*[.A25]" office:value-type="currency" office:currency="USD" office:value="23400" calcext:value-type="currency">
            <text:p>$23,400.00</text:p>
          </table:table-cell>
          <table:table-cell table:style-name="ce1" table:formula="of:=[.X25]" office:value-type="currency" office:currency="USD" office:value="23400" calcext:value-type="currency">
            <text:p>$23,400.00</text:p>
          </table:table-cell>
          <table:table-cell table:style-name="ce1" table:formula="of:=[.Y25]" office:value-type="currency" office:currency="USD" office:value="23400" calcext:value-type="currency">
            <text:p>$23,400.00</text:p>
          </table:table-cell>
          <table:table-cell table:style-name="ce1" table:formula="of:=[.R14]*[.A25]" office:value-type="currency" office:currency="USD" office:value="26325" calcext:value-type="currency">
            <text:p>$26,325.00</text:p>
          </table:table-cell>
          <table:table-cell table:style-name="ce1" table:formula="of:=[.AA25]" office:value-type="currency" office:currency="USD" office:value="26325" calcext:value-type="currency">
            <text:p>$26,325.00</text:p>
          </table:table-cell>
          <table:table-cell table:style-name="ce1" table:formula="of:=[.AB25]" office:value-type="currency" office:currency="USD" office:value="26325" calcext:value-type="currency">
            <text:p>$26,325.00</text:p>
          </table:table-cell>
          <table:table-cell table:style-name="ce1" table:formula="of:=[.S14]*[.A25]" office:value-type="currency" office:currency="USD" office:value="29250" calcext:value-type="currency">
            <text:p>$29,250.00</text:p>
          </table:table-cell>
          <table:table-cell table:style-name="ce1" table:formula="of:=[.AD25]" office:value-type="currency" office:currency="USD" office:value="29250" calcext:value-type="currency">
            <text:p>$29,250.00</text:p>
          </table:table-cell>
          <table:table-cell table:style-name="ce1" table:formula="of:=[.AE25]" office:value-type="currency" office:currency="USD" office:value="29250" calcext:value-type="currency">
            <text:p>$29,250.00</text:p>
          </table:table-cell>
        </table:table-row>
        <table:table-row table:style-name="ro1">
          <table:table-cell table:style-name="ce1" office:value-type="currency" office:currency="USD" office:value="350" calcext:value-type="currency">
            <text:p>$350.00</text:p>
          </table:table-cell>
          <table:table-cell office:value-type="float" office:value="250" calcext:value-type="float">
            <text:p>250</text:p>
          </table:table-cell>
          <table:table-cell table:style-name="ce1" table:formula="of:=[.J15]*[.A26]" office:value-type="currency" office:currency="USD" office:value="4550" calcext:value-type="currency">
            <text:p>$4,550.00</text:p>
          </table:table-cell>
          <table:table-cell table:style-name="ce1" table:formula="of:=[.C26]" office:value-type="currency" office:currency="USD" office:value="4550" calcext:value-type="currency">
            <text:p>$4,550.00</text:p>
          </table:table-cell>
          <table:table-cell table:style-name="ce1" table:formula="of:=[.D26]" office:value-type="currency" office:currency="USD" office:value="4550" calcext:value-type="currency">
            <text:p>$4,550.00</text:p>
          </table:table-cell>
          <table:table-cell table:style-name="ce1" table:formula="of:=[.K15]*[.A26]" office:value-type="currency" office:currency="USD" office:value="9100" calcext:value-type="currency">
            <text:p>$9,100.00</text:p>
          </table:table-cell>
          <table:table-cell table:style-name="ce1" table:formula="of:=[.F26]" office:value-type="currency" office:currency="USD" office:value="9100" calcext:value-type="currency">
            <text:p>$9,100.00</text:p>
          </table:table-cell>
          <table:table-cell table:style-name="ce1" table:formula="of:=[.G26]" office:value-type="currency" office:currency="USD" office:value="9100" calcext:value-type="currency">
            <text:p>$9,100.00</text:p>
          </table:table-cell>
          <table:table-cell table:style-name="ce1" table:formula="of:=[.L15]*[.A26]" office:value-type="currency" office:currency="USD" office:value="13650" calcext:value-type="currency">
            <text:p>$13,650.00</text:p>
          </table:table-cell>
          <table:table-cell table:style-name="ce1" table:formula="of:=[.I26]" office:value-type="currency" office:currency="USD" office:value="13650" calcext:value-type="currency">
            <text:p>$13,650.00</text:p>
          </table:table-cell>
          <table:table-cell table:style-name="ce1" table:formula="of:=[.J26]" office:value-type="currency" office:currency="USD" office:value="13650" calcext:value-type="currency">
            <text:p>$13,650.00</text:p>
          </table:table-cell>
          <table:table-cell table:style-name="ce1" table:formula="of:=[.M15]*[.A26]" office:value-type="currency" office:currency="USD" office:value="18200" calcext:value-type="currency">
            <text:p>$18,200.00</text:p>
          </table:table-cell>
          <table:table-cell table:style-name="ce1" table:formula="of:=[.L26]" office:value-type="currency" office:currency="USD" office:value="18200" calcext:value-type="currency">
            <text:p>$18,200.00</text:p>
          </table:table-cell>
          <table:table-cell table:style-name="ce1" table:formula="of:=[.M26]" office:value-type="currency" office:currency="USD" office:value="18200" calcext:value-type="currency">
            <text:p>$18,200.00</text:p>
          </table:table-cell>
          <table:table-cell table:style-name="ce1" table:formula="of:=[.N15]*[.A26]" office:value-type="currency" office:currency="USD" office:value="22750" calcext:value-type="currency">
            <text:p>$22,750.00</text:p>
          </table:table-cell>
          <table:table-cell table:style-name="ce1" table:formula="of:=[.O26]" office:value-type="currency" office:currency="USD" office:value="22750" calcext:value-type="currency">
            <text:p>$22,750.00</text:p>
          </table:table-cell>
          <table:table-cell table:style-name="ce1" table:formula="of:=[.P26]" office:value-type="currency" office:currency="USD" office:value="22750" calcext:value-type="currency">
            <text:p>$22,750.00</text:p>
          </table:table-cell>
          <table:table-cell table:style-name="ce1" table:formula="of:=[.O15]*[.A26]" office:value-type="currency" office:currency="USD" office:value="27300" calcext:value-type="currency">
            <text:p>$27,300.00</text:p>
          </table:table-cell>
          <table:table-cell table:style-name="ce1" table:formula="of:=[.R26]" office:value-type="currency" office:currency="USD" office:value="27300" calcext:value-type="currency">
            <text:p>$27,300.00</text:p>
          </table:table-cell>
          <table:table-cell table:style-name="ce1" table:formula="of:=[.S26]" office:value-type="currency" office:currency="USD" office:value="27300" calcext:value-type="currency">
            <text:p>$27,300.00</text:p>
          </table:table-cell>
          <table:table-cell table:style-name="ce1" table:formula="of:=[.P15]*[.A26]" office:value-type="currency" office:currency="USD" office:value="31850" calcext:value-type="currency">
            <text:p>$31,850.00</text:p>
          </table:table-cell>
          <table:table-cell table:style-name="ce1" table:formula="of:=[.U26]" office:value-type="currency" office:currency="USD" office:value="31850" calcext:value-type="currency">
            <text:p>$31,850.00</text:p>
          </table:table-cell>
          <table:table-cell table:style-name="ce1" table:formula="of:=[.V26]" office:value-type="currency" office:currency="USD" office:value="31850" calcext:value-type="currency">
            <text:p>$31,850.00</text:p>
          </table:table-cell>
          <table:table-cell table:style-name="ce1" table:formula="of:=[.Q15]*[.A26]" office:value-type="currency" office:currency="USD" office:value="36400" calcext:value-type="currency">
            <text:p>$36,400.00</text:p>
          </table:table-cell>
          <table:table-cell table:style-name="ce1" table:formula="of:=[.X26]" office:value-type="currency" office:currency="USD" office:value="36400" calcext:value-type="currency">
            <text:p>$36,400.00</text:p>
          </table:table-cell>
          <table:table-cell table:style-name="ce1" table:formula="of:=[.Y26]" office:value-type="currency" office:currency="USD" office:value="36400" calcext:value-type="currency">
            <text:p>$36,400.00</text:p>
          </table:table-cell>
          <table:table-cell table:style-name="ce1" table:formula="of:=[.R15]*[.A26]" office:value-type="currency" office:currency="USD" office:value="40950" calcext:value-type="currency">
            <text:p>$40,950.00</text:p>
          </table:table-cell>
          <table:table-cell table:style-name="ce1" table:formula="of:=[.AA26]" office:value-type="currency" office:currency="USD" office:value="40950" calcext:value-type="currency">
            <text:p>$40,950.00</text:p>
          </table:table-cell>
          <table:table-cell table:style-name="ce1" table:formula="of:=[.AB26]" office:value-type="currency" office:currency="USD" office:value="40950" calcext:value-type="currency">
            <text:p>$40,950.00</text:p>
          </table:table-cell>
          <table:table-cell table:style-name="ce1" table:formula="of:=[.S15]*[.A26]" office:value-type="currency" office:currency="USD" office:value="45500" calcext:value-type="currency">
            <text:p>$45,500.00</text:p>
          </table:table-cell>
          <table:table-cell table:style-name="ce1" table:formula="of:=[.AD26]" office:value-type="currency" office:currency="USD" office:value="45500" calcext:value-type="currency">
            <text:p>$45,500.00</text:p>
          </table:table-cell>
          <table:table-cell table:style-name="ce1" table:formula="of:=[.AE26]" office:value-type="currency" office:currency="USD" office:value="45500" calcext:value-type="currency">
            <text:p>$45,500.00</text:p>
          </table:table-cell>
        </table:table-row>
        <table:table-row table:style-name="ro1">
          <table:table-cell table:style-name="ce1" office:value-type="currency" office:currency="USD" office:value="650" calcext:value-type="currency">
            <text:p>$650.00</text:p>
          </table:table-cell>
          <table:table-cell office:value-type="float" office:value="500" calcext:value-type="float">
            <text:p>500</text:p>
          </table:table-cell>
          <table:table-cell table:style-name="ce1" table:formula="of:=[.J16]*[.A27]" office:value-type="currency" office:currency="USD" office:value="4225" calcext:value-type="currency">
            <text:p>$4,225.00</text:p>
          </table:table-cell>
          <table:table-cell table:style-name="ce1" table:formula="of:=[.C27]" office:value-type="currency" office:currency="USD" office:value="4225" calcext:value-type="currency">
            <text:p>$4,225.00</text:p>
          </table:table-cell>
          <table:table-cell table:style-name="ce1" table:formula="of:=[.D27]" office:value-type="currency" office:currency="USD" office:value="4225" calcext:value-type="currency">
            <text:p>$4,225.00</text:p>
          </table:table-cell>
          <table:table-cell table:style-name="ce1" table:formula="of:=[.K16]*[.A27]" office:value-type="currency" office:currency="USD" office:value="8450" calcext:value-type="currency">
            <text:p>$8,450.00</text:p>
          </table:table-cell>
          <table:table-cell table:style-name="ce1" table:formula="of:=[.F27]" office:value-type="currency" office:currency="USD" office:value="8450" calcext:value-type="currency">
            <text:p>$8,450.00</text:p>
          </table:table-cell>
          <table:table-cell table:style-name="ce1" table:formula="of:=[.G27]" office:value-type="currency" office:currency="USD" office:value="8450" calcext:value-type="currency">
            <text:p>$8,450.00</text:p>
          </table:table-cell>
          <table:table-cell table:style-name="ce1" table:formula="of:=[.L16]*[.A27]" office:value-type="currency" office:currency="USD" office:value="12675" calcext:value-type="currency">
            <text:p>$12,675.00</text:p>
          </table:table-cell>
          <table:table-cell table:style-name="ce1" table:formula="of:=[.I27]" office:value-type="currency" office:currency="USD" office:value="12675" calcext:value-type="currency">
            <text:p>$12,675.00</text:p>
          </table:table-cell>
          <table:table-cell table:style-name="ce1" table:formula="of:=[.J27]" office:value-type="currency" office:currency="USD" office:value="12675" calcext:value-type="currency">
            <text:p>$12,675.00</text:p>
          </table:table-cell>
          <table:table-cell table:style-name="ce1" table:formula="of:=[.M16]*[.A27]" office:value-type="currency" office:currency="USD" office:value="16900" calcext:value-type="currency">
            <text:p>$16,900.00</text:p>
          </table:table-cell>
          <table:table-cell table:style-name="ce1" table:formula="of:=[.L27]" office:value-type="currency" office:currency="USD" office:value="16900" calcext:value-type="currency">
            <text:p>$16,900.00</text:p>
          </table:table-cell>
          <table:table-cell table:style-name="ce1" table:formula="of:=[.M27]" office:value-type="currency" office:currency="USD" office:value="16900" calcext:value-type="currency">
            <text:p>$16,900.00</text:p>
          </table:table-cell>
          <table:table-cell table:style-name="ce1" table:formula="of:=[.N16]*[.A27]" office:value-type="currency" office:currency="USD" office:value="21125" calcext:value-type="currency">
            <text:p>$21,125.00</text:p>
          </table:table-cell>
          <table:table-cell table:style-name="ce1" table:formula="of:=[.O27]" office:value-type="currency" office:currency="USD" office:value="21125" calcext:value-type="currency">
            <text:p>$21,125.00</text:p>
          </table:table-cell>
          <table:table-cell table:style-name="ce1" table:formula="of:=[.P27]" office:value-type="currency" office:currency="USD" office:value="21125" calcext:value-type="currency">
            <text:p>$21,125.00</text:p>
          </table:table-cell>
          <table:table-cell table:style-name="ce1" table:formula="of:=[.O16]*[.A27]" office:value-type="currency" office:currency="USD" office:value="25350" calcext:value-type="currency">
            <text:p>$25,350.00</text:p>
          </table:table-cell>
          <table:table-cell table:style-name="ce1" table:formula="of:=[.R27]" office:value-type="currency" office:currency="USD" office:value="25350" calcext:value-type="currency">
            <text:p>$25,350.00</text:p>
          </table:table-cell>
          <table:table-cell table:style-name="ce1" table:formula="of:=[.S27]" office:value-type="currency" office:currency="USD" office:value="25350" calcext:value-type="currency">
            <text:p>$25,350.00</text:p>
          </table:table-cell>
          <table:table-cell table:style-name="ce1" table:formula="of:=[.P16]*[.A27]" office:value-type="currency" office:currency="USD" office:value="29575" calcext:value-type="currency">
            <text:p>$29,575.00</text:p>
          </table:table-cell>
          <table:table-cell table:style-name="ce1" table:formula="of:=[.U27]" office:value-type="currency" office:currency="USD" office:value="29575" calcext:value-type="currency">
            <text:p>$29,575.00</text:p>
          </table:table-cell>
          <table:table-cell table:style-name="ce1" table:formula="of:=[.V27]" office:value-type="currency" office:currency="USD" office:value="29575" calcext:value-type="currency">
            <text:p>$29,575.00</text:p>
          </table:table-cell>
          <table:table-cell table:style-name="ce1" table:formula="of:=[.Q16]*[.A27]" office:value-type="currency" office:currency="USD" office:value="33800" calcext:value-type="currency">
            <text:p>$33,800.00</text:p>
          </table:table-cell>
          <table:table-cell table:style-name="ce1" table:formula="of:=[.X27]" office:value-type="currency" office:currency="USD" office:value="33800" calcext:value-type="currency">
            <text:p>$33,800.00</text:p>
          </table:table-cell>
          <table:table-cell table:style-name="ce1" table:formula="of:=[.Y27]" office:value-type="currency" office:currency="USD" office:value="33800" calcext:value-type="currency">
            <text:p>$33,800.00</text:p>
          </table:table-cell>
          <table:table-cell table:style-name="ce1" table:formula="of:=[.R16]*[.A27]" office:value-type="currency" office:currency="USD" office:value="38025" calcext:value-type="currency">
            <text:p>$38,025.00</text:p>
          </table:table-cell>
          <table:table-cell table:style-name="ce1" table:formula="of:=[.AA27]" office:value-type="currency" office:currency="USD" office:value="38025" calcext:value-type="currency">
            <text:p>$38,025.00</text:p>
          </table:table-cell>
          <table:table-cell table:style-name="ce1" table:formula="of:=[.AB27]" office:value-type="currency" office:currency="USD" office:value="38025" calcext:value-type="currency">
            <text:p>$38,025.00</text:p>
          </table:table-cell>
          <table:table-cell table:style-name="ce1" table:formula="of:=[.S16]*[.A27]" office:value-type="currency" office:currency="USD" office:value="42250" calcext:value-type="currency">
            <text:p>$42,250.00</text:p>
          </table:table-cell>
          <table:table-cell table:style-name="ce1" table:formula="of:=[.AD27]" office:value-type="currency" office:currency="USD" office:value="42250" calcext:value-type="currency">
            <text:p>$42,250.00</text:p>
          </table:table-cell>
          <table:table-cell table:style-name="ce1" table:formula="of:=[.AE27]" office:value-type="currency" office:currency="USD" office:value="42250" calcext:value-type="currency">
            <text:p>$42,250.00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Gross Revenue</text:p>
          </table:table-cell>
          <table:table-cell/>
          <table:table-cell table:style-name="ce1" table:formula="of:=SUM([.C23:.C27])" office:value-type="currency" office:currency="USD" office:value="13154.375" calcext:value-type="currency">
            <text:p>$13,154.38</text:p>
          </table:table-cell>
          <table:table-cell table:style-name="ce1" table:formula="of:=SUM([.D23:.D27])" office:value-type="currency" office:currency="USD" office:value="13154.375" calcext:value-type="currency">
            <text:p>$13,154.38</text:p>
          </table:table-cell>
          <table:table-cell table:style-name="ce1" table:formula="of:=SUM([.E23:.E27])" office:value-type="currency" office:currency="USD" office:value="13154.375" calcext:value-type="currency">
            <text:p>$13,154.38</text:p>
          </table:table-cell>
          <table:table-cell table:style-name="ce1" table:formula="of:=SUM([.F23:.F27])" office:value-type="currency" office:currency="USD" office:value="26308.75" calcext:value-type="currency">
            <text:p>$26,308.75</text:p>
          </table:table-cell>
          <table:table-cell table:style-name="ce1" table:formula="of:=SUM([.G23:.G27])" office:value-type="currency" office:currency="USD" office:value="26308.75" calcext:value-type="currency">
            <text:p>$26,308.75</text:p>
          </table:table-cell>
          <table:table-cell table:style-name="ce1" table:formula="of:=SUM([.H23:.H27])" office:value-type="currency" office:currency="USD" office:value="26308.75" calcext:value-type="currency">
            <text:p>$26,308.75</text:p>
          </table:table-cell>
          <table:table-cell table:style-name="ce1" table:formula="of:=SUM([.I23:.I27])" office:value-type="currency" office:currency="USD" office:value="39463.125" calcext:value-type="currency">
            <text:p>$39,463.13</text:p>
          </table:table-cell>
          <table:table-cell table:style-name="ce1" table:formula="of:=SUM([.J23:.J27])" office:value-type="currency" office:currency="USD" office:value="39463.125" calcext:value-type="currency">
            <text:p>$39,463.13</text:p>
          </table:table-cell>
          <table:table-cell table:style-name="ce1" table:formula="of:=SUM([.K23:.K27])" office:value-type="currency" office:currency="USD" office:value="39463.125" calcext:value-type="currency">
            <text:p>$39,463.13</text:p>
          </table:table-cell>
          <table:table-cell table:style-name="ce1" table:formula="of:=SUM([.L23:.L27])" office:value-type="currency" office:currency="USD" office:value="52617.5" calcext:value-type="currency">
            <text:p>$52,617.50</text:p>
          </table:table-cell>
          <table:table-cell table:style-name="ce1" table:formula="of:=SUM([.M23:.M27])" office:value-type="currency" office:currency="USD" office:value="52617.5" calcext:value-type="currency">
            <text:p>$52,617.50</text:p>
          </table:table-cell>
          <table:table-cell table:style-name="ce1" table:formula="of:=SUM([.N23:.N27])" office:value-type="currency" office:currency="USD" office:value="52617.5" calcext:value-type="currency">
            <text:p>$52,617.50</text:p>
          </table:table-cell>
          <table:table-cell table:style-name="ce1" table:formula="of:=SUM([.O23:.O27])" office:value-type="currency" office:currency="USD" office:value="65771.875" calcext:value-type="currency">
            <text:p>$65,771.88</text:p>
          </table:table-cell>
          <table:table-cell table:style-name="ce1" table:formula="of:=SUM([.P23:.P27])" office:value-type="currency" office:currency="USD" office:value="65771.875" calcext:value-type="currency">
            <text:p>$65,771.88</text:p>
          </table:table-cell>
          <table:table-cell table:style-name="ce1" table:formula="of:=SUM([.Q23:.Q27])" office:value-type="currency" office:currency="USD" office:value="65771.875" calcext:value-type="currency">
            <text:p>$65,771.88</text:p>
          </table:table-cell>
          <table:table-cell table:style-name="ce1" table:formula="of:=SUM([.R23:.R27])" office:value-type="currency" office:currency="USD" office:value="78926.25" calcext:value-type="currency">
            <text:p>$78,926.25</text:p>
          </table:table-cell>
          <table:table-cell table:style-name="ce1" table:formula="of:=SUM([.S23:.S27])" office:value-type="currency" office:currency="USD" office:value="78926.25" calcext:value-type="currency">
            <text:p>$78,926.25</text:p>
          </table:table-cell>
          <table:table-cell table:style-name="ce1" table:formula="of:=SUM([.T23:.T27])" office:value-type="currency" office:currency="USD" office:value="78926.25" calcext:value-type="currency">
            <text:p>$78,926.25</text:p>
          </table:table-cell>
          <table:table-cell table:style-name="ce1" table:formula="of:=SUM([.U23:.U27])" office:value-type="currency" office:currency="USD" office:value="92080.625" calcext:value-type="currency">
            <text:p>$92,080.63</text:p>
          </table:table-cell>
          <table:table-cell table:style-name="ce1" table:formula="of:=SUM([.V23:.V27])" office:value-type="currency" office:currency="USD" office:value="92080.625" calcext:value-type="currency">
            <text:p>$92,080.63</text:p>
          </table:table-cell>
          <table:table-cell table:style-name="ce1" table:formula="of:=SUM([.W23:.W27])" office:value-type="currency" office:currency="USD" office:value="92080.625" calcext:value-type="currency">
            <text:p>$92,080.63</text:p>
          </table:table-cell>
          <table:table-cell table:style-name="ce1" table:formula="of:=SUM([.X23:.X27])" office:value-type="currency" office:currency="USD" office:value="105235" calcext:value-type="currency">
            <text:p>$105,235.00</text:p>
          </table:table-cell>
          <table:table-cell table:style-name="ce1" table:formula="of:=SUM([.Y23:.Y27])" office:value-type="currency" office:currency="USD" office:value="105235" calcext:value-type="currency">
            <text:p>$105,235.00</text:p>
          </table:table-cell>
          <table:table-cell table:style-name="ce1" table:formula="of:=SUM([.Z23:.Z27])" office:value-type="currency" office:currency="USD" office:value="105235" calcext:value-type="currency">
            <text:p>$105,235.00</text:p>
          </table:table-cell>
          <table:table-cell table:style-name="ce1" table:formula="of:=SUM([.AA23:.AA27])" office:value-type="currency" office:currency="USD" office:value="118389.375" calcext:value-type="currency">
            <text:p>$118,389.38</text:p>
          </table:table-cell>
          <table:table-cell table:style-name="ce1" table:formula="of:=SUM([.AB23:.AB27])" office:value-type="currency" office:currency="USD" office:value="118389.375" calcext:value-type="currency">
            <text:p>$118,389.38</text:p>
          </table:table-cell>
          <table:table-cell table:style-name="ce1" table:formula="of:=SUM([.AC23:.AC27])" office:value-type="currency" office:currency="USD" office:value="118389.375" calcext:value-type="currency">
            <text:p>$118,389.38</text:p>
          </table:table-cell>
          <table:table-cell table:style-name="ce1" table:formula="of:=SUM([.AD23:.AD27])" office:value-type="currency" office:currency="USD" office:value="131543.75" calcext:value-type="currency">
            <text:p>$131,543.75</text:p>
          </table:table-cell>
          <table:table-cell table:style-name="ce1" table:formula="of:=SUM([.AE23:.AE27])" office:value-type="currency" office:currency="USD" office:value="131543.75" calcext:value-type="currency">
            <text:p>$131,543.75</text:p>
          </table:table-cell>
          <table:table-cell table:style-name="ce1" table:formula="of:=SUM([.AF23:.AF27])" office:value-type="currency" office:currency="USD" office:value="131543.75" calcext:value-type="currency">
            <text:p>$131,543.7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Costs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alary (Ray)</text:p>
          </table:table-cell>
          <table:table-cell table:number-columns-repeated="3" table:style-name="ce1" office:value-type="currency" office:currency="USD" office:value="3000" calcext:value-type="currency">
            <text:p>$3,000.00</text:p>
          </table:table-cell>
          <table:table-cell table:number-columns-repeated="3" table:style-name="ce1" office:value-type="currency" office:currency="USD" office:value="5000" calcext:value-type="currency">
            <text:p>$5,000.00</text:p>
          </table:table-cell>
          <table:table-cell table:number-columns-repeated="3" table:style-name="ce1" office:value-type="currency" office:currency="USD" office:value="8000" calcext:value-type="currency">
            <text:p>$8,000.00</text:p>
          </table:table-cell>
          <table:table-cell table:number-columns-repeated="21" table:style-name="ce1" office:value-type="currency" office:currency="USD" office:value="10000" calcext:value-type="currency">
            <text:p>$10,000.00</text:p>
          </table:table-cell>
        </table:table-row>
        <table:table-row table:style-name="ro1">
          <table:table-cell/>
          <table:table-cell office:value-type="string" calcext:value-type="string">
            <text:p>Salary (Kurt)</text:p>
          </table:table-cell>
          <table:table-cell table:number-columns-repeated="3" table:style-name="ce1" office:value-type="currency" office:currency="USD" office:value="3000" calcext:value-type="currency">
            <text:p>$3,000.00</text:p>
          </table:table-cell>
          <table:table-cell table:number-columns-repeated="3" table:style-name="ce1" office:value-type="currency" office:currency="USD" office:value="5000" calcext:value-type="currency">
            <text:p>$5,000.00</text:p>
          </table:table-cell>
          <table:table-cell table:number-columns-repeated="3" table:style-name="ce1" office:value-type="currency" office:currency="USD" office:value="8000" calcext:value-type="currency">
            <text:p>$8,000.00</text:p>
          </table:table-cell>
          <table:table-cell table:number-columns-repeated="21" table:style-name="ce1" office:value-type="currency" office:currency="USD" office:value="10000" calcext:value-type="currency">
            <text:p>$10,000.00</text:p>
          </table:table-cell>
        </table:table-row>
        <table:table-row table:style-name="ro1">
          <table:table-cell/>
          <table:table-cell office:value-type="string" calcext:value-type="string">
            <text:p>Salary (Designer 1)</text:p>
          </table:table-cell>
          <table:table-cell table:style-name="ce1" table:number-columns-repeated="12"/>
          <table:table-cell table:number-columns-repeated="18" table:style-name="ce1" office:value-type="currency" office:currency="USD" office:value="5500" calcext:value-type="currency">
            <text:p>$5,500.00</text:p>
          </table:table-cell>
        </table:table-row>
        <table:table-row table:style-name="ro1">
          <table:table-cell/>
          <table:table-cell office:value-type="string" calcext:value-type="string">
            <text:p>Salary (Programmer 1)</text:p>
          </table:table-cell>
          <table:table-cell table:style-name="ce1" table:number-columns-repeated="12"/>
          <table:table-cell/>
          <table:table-cell table:style-name="ce1" table:number-columns-repeated="2"/>
          <table:table-cell table:number-columns-repeated="15" table:style-name="ce1" office:value-type="currency" office:currency="USD" office:value="6750" calcext:value-type="currency">
            <text:p>$6,750.00</text:p>
          </table:table-cell>
        </table:table-row>
        <table:table-row table:style-name="ro1">
          <table:table-cell/>
          <table:table-cell office:value-type="string" calcext:value-type="string">
            <text:p>Salary (Sales 1)</text:p>
          </table:table-cell>
          <table:table-cell table:style-name="ce1" table:number-columns-repeated="18"/>
          <table:table-cell table:number-columns-repeated="12" table:style-name="ce1" office:value-type="currency" office:currency="USD" office:value="6750" calcext:value-type="currency">
            <text:p>$6,750.00</text:p>
          </table:table-cell>
        </table:table-row>
        <table:table-row table:style-name="ro1">
          <table:table-cell/>
          <table:table-cell office:value-type="string" calcext:value-type="string">
            <text:p>Salary (Programmer 2)</text:p>
          </table:table-cell>
          <table:table-cell table:style-name="ce1" table:number-columns-repeated="21"/>
          <table:table-cell table:number-columns-repeated="9" table:style-name="ce1" office:value-type="currency" office:currency="USD" office:value="6750" calcext:value-type="currency">
            <text:p>$6,750.00</text:p>
          </table:table-cell>
        </table:table-row>
        <table:table-row table:style-name="ro1">
          <table:table-cell/>
          <table:table-cell office:value-type="string" calcext:value-type="string">
            <text:p>Salary (Sales 2)</text:p>
          </table:table-cell>
          <table:table-cell table:style-name="ce1" table:number-columns-repeated="24"/>
          <table:table-cell table:number-columns-repeated="6" table:style-name="ce1" office:value-type="currency" office:currency="USD" office:value="6750" calcext:value-type="currency">
            <text:p>$6,750.00</text:p>
          </table:table-cell>
        </table:table-row>
        <table:table-row table:style-name="ro1">
          <table:table-cell table:number-columns-repeated="2"/>
          <table:table-cell table:style-name="ce1" table:number-columns-repeated="30"/>
        </table:table-row>
        <table:table-row table:style-name="ro1">
          <table:table-cell/>
          <table:table-cell office:value-type="string" calcext:value-type="string">
            <text:p>Benefits</text:p>
          </table:table-cell>
          <table:table-cell table:number-columns-repeated="6" table:style-name="ce1" office:value-type="currency" office:currency="USD" office:value="0" calcext:value-type="currency">
            <text:p>$0.00</text:p>
          </table:table-cell>
          <table:table-cell table:style-name="ce1" table:formula="of:=SUM([.I34:.I40])*0.4" office:value-type="currency" office:currency="USD" office:value="6400" calcext:value-type="currency">
            <text:p>$6,400.00</text:p>
          </table:table-cell>
          <table:table-cell table:style-name="ce1" table:formula="of:=SUM([.J34:.J40])*0.4" office:value-type="currency" office:currency="USD" office:value="6400" calcext:value-type="currency">
            <text:p>$6,400.00</text:p>
          </table:table-cell>
          <table:table-cell table:style-name="ce1" table:formula="of:=SUM([.K34:.K40])*0.4" office:value-type="currency" office:currency="USD" office:value="6400" calcext:value-type="currency">
            <text:p>$6,400.00</text:p>
          </table:table-cell>
          <table:table-cell table:style-name="ce1" table:formula="of:=SUM([.L34:.L40])*0.4" office:value-type="currency" office:currency="USD" office:value="8000" calcext:value-type="currency">
            <text:p>$8,000.00</text:p>
          </table:table-cell>
          <table:table-cell table:style-name="ce1" table:formula="of:=SUM([.M34:.M40])*0.4" office:value-type="currency" office:currency="USD" office:value="8000" calcext:value-type="currency">
            <text:p>$8,000.00</text:p>
          </table:table-cell>
          <table:table-cell table:style-name="ce1" table:formula="of:=SUM([.N34:.N40])*0.4" office:value-type="currency" office:currency="USD" office:value="8000" calcext:value-type="currency">
            <text:p>$8,000.00</text:p>
          </table:table-cell>
          <table:table-cell table:style-name="ce1" table:formula="of:=SUM([.O34:.O40])*0.4" office:value-type="currency" office:currency="USD" office:value="10200" calcext:value-type="currency">
            <text:p>$10,200.00</text:p>
          </table:table-cell>
          <table:table-cell table:style-name="ce1" table:formula="of:=SUM([.P34:.P40])*0.4" office:value-type="currency" office:currency="USD" office:value="10200" calcext:value-type="currency">
            <text:p>$10,200.00</text:p>
          </table:table-cell>
          <table:table-cell table:style-name="ce1" table:formula="of:=SUM([.Q34:.Q40])*0.4" office:value-type="currency" office:currency="USD" office:value="10200" calcext:value-type="currency">
            <text:p>$10,200.00</text:p>
          </table:table-cell>
          <table:table-cell table:style-name="ce1" table:formula="of:=SUM([.R34:.R40])*0.4" office:value-type="currency" office:currency="USD" office:value="12900" calcext:value-type="currency">
            <text:p>$12,900.00</text:p>
          </table:table-cell>
          <table:table-cell table:style-name="ce1" table:formula="of:=SUM([.S34:.S40])*0.4" office:value-type="currency" office:currency="USD" office:value="12900" calcext:value-type="currency">
            <text:p>$12,900.00</text:p>
          </table:table-cell>
          <table:table-cell table:style-name="ce1" table:formula="of:=SUM([.T34:.T40])*0.4" office:value-type="currency" office:currency="USD" office:value="12900" calcext:value-type="currency">
            <text:p>$12,900.00</text:p>
          </table:table-cell>
          <table:table-cell table:style-name="ce1" table:formula="of:=SUM([.U34:.U40])*0.4" office:value-type="currency" office:currency="USD" office:value="15600" calcext:value-type="currency">
            <text:p>$15,600.00</text:p>
          </table:table-cell>
          <table:table-cell table:style-name="ce1" table:formula="of:=SUM([.V34:.V40])*0.4" office:value-type="currency" office:currency="USD" office:value="15600" calcext:value-type="currency">
            <text:p>$15,600.00</text:p>
          </table:table-cell>
          <table:table-cell table:style-name="ce1" table:formula="of:=SUM([.W34:.W40])*0.4" office:value-type="currency" office:currency="USD" office:value="15600" calcext:value-type="currency">
            <text:p>$15,600.00</text:p>
          </table:table-cell>
          <table:table-cell table:style-name="ce1" table:formula="of:=SUM([.X34:.X40])*0.4" office:value-type="currency" office:currency="USD" office:value="18300" calcext:value-type="currency">
            <text:p>$18,300.00</text:p>
          </table:table-cell>
          <table:table-cell table:style-name="ce1" table:formula="of:=SUM([.Y34:.Y40])*0.4" office:value-type="currency" office:currency="USD" office:value="18300" calcext:value-type="currency">
            <text:p>$18,300.00</text:p>
          </table:table-cell>
          <table:table-cell table:style-name="ce1" table:formula="of:=SUM([.Z34:.Z40])*0.4" office:value-type="currency" office:currency="USD" office:value="18300" calcext:value-type="currency">
            <text:p>$18,300.00</text:p>
          </table:table-cell>
          <table:table-cell table:style-name="ce1" table:formula="of:=SUM([.AA34:.AA40])*0.4" office:value-type="currency" office:currency="USD" office:value="21000" calcext:value-type="currency">
            <text:p>$21,000.00</text:p>
          </table:table-cell>
          <table:table-cell table:style-name="ce1" table:formula="of:=SUM([.AB34:.AB40])*0.4" office:value-type="currency" office:currency="USD" office:value="21000" calcext:value-type="currency">
            <text:p>$21,000.00</text:p>
          </table:table-cell>
          <table:table-cell table:style-name="ce1" table:formula="of:=SUM([.AC34:.AC40])*0.4" office:value-type="currency" office:currency="USD" office:value="21000" calcext:value-type="currency">
            <text:p>$21,000.00</text:p>
          </table:table-cell>
          <table:table-cell table:style-name="ce1" table:formula="of:=SUM([.AD34:.AD40])*0.4" office:value-type="currency" office:currency="USD" office:value="21000" calcext:value-type="currency">
            <text:p>$21,000.00</text:p>
          </table:table-cell>
          <table:table-cell table:style-name="ce1" table:formula="of:=SUM([.AE34:.AE40])*0.4" office:value-type="currency" office:currency="USD" office:value="21000" calcext:value-type="currency">
            <text:p>$21,000.00</text:p>
          </table:table-cell>
          <table:table-cell table:style-name="ce1" table:formula="of:=SUM([.AF34:.AF40])*0.4" office:value-type="currency" office:currency="USD" office:value="21000" calcext:value-type="currency">
            <text:p>$21,000.00</text:p>
          </table:table-cell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table:style-name="ce1" table:formula="of:=[.C30]*0.04" office:value-type="currency" office:currency="USD" office:value="526.175" calcext:value-type="currency">
            <text:p>$526.18</text:p>
          </table:table-cell>
          <table:table-cell table:style-name="ce1" table:formula="of:=[.D30]*0.04" office:value-type="currency" office:currency="USD" office:value="526.175" calcext:value-type="currency">
            <text:p>$526.18</text:p>
          </table:table-cell>
          <table:table-cell table:style-name="ce1" table:formula="of:=[.E30]*0.04" office:value-type="currency" office:currency="USD" office:value="526.175" calcext:value-type="currency">
            <text:p>$526.18</text:p>
          </table:table-cell>
          <table:table-cell table:style-name="ce1" table:formula="of:=[.F30]*0.04" office:value-type="currency" office:currency="USD" office:value="1052.35" calcext:value-type="currency">
            <text:p>$1,052.35</text:p>
          </table:table-cell>
          <table:table-cell table:style-name="ce1" table:formula="of:=[.G30]*0.04" office:value-type="currency" office:currency="USD" office:value="1052.35" calcext:value-type="currency">
            <text:p>$1,052.35</text:p>
          </table:table-cell>
          <table:table-cell table:style-name="ce1" table:formula="of:=[.H30]*0.04" office:value-type="currency" office:currency="USD" office:value="1052.35" calcext:value-type="currency">
            <text:p>$1,052.35</text:p>
          </table:table-cell>
          <table:table-cell table:style-name="ce1" table:formula="of:=[.I30]*0.04" office:value-type="currency" office:currency="USD" office:value="1578.525" calcext:value-type="currency">
            <text:p>$1,578.53</text:p>
          </table:table-cell>
          <table:table-cell table:style-name="ce1" table:formula="of:=[.J30]*0.04" office:value-type="currency" office:currency="USD" office:value="1578.525" calcext:value-type="currency">
            <text:p>$1,578.53</text:p>
          </table:table-cell>
          <table:table-cell table:style-name="ce1" table:formula="of:=[.K30]*0.04" office:value-type="currency" office:currency="USD" office:value="1578.525" calcext:value-type="currency">
            <text:p>$1,578.53</text:p>
          </table:table-cell>
          <table:table-cell table:style-name="ce1" table:formula="of:=[.L30]*0.04" office:value-type="currency" office:currency="USD" office:value="2104.7" calcext:value-type="currency">
            <text:p>$2,104.70</text:p>
          </table:table-cell>
          <table:table-cell table:style-name="ce1" table:formula="of:=[.M30]*0.04" office:value-type="currency" office:currency="USD" office:value="2104.7" calcext:value-type="currency">
            <text:p>$2,104.70</text:p>
          </table:table-cell>
          <table:table-cell table:style-name="ce1" table:formula="of:=[.N30]*0.04" office:value-type="currency" office:currency="USD" office:value="2104.7" calcext:value-type="currency">
            <text:p>$2,104.70</text:p>
          </table:table-cell>
          <table:table-cell table:style-name="ce1" table:formula="of:=[.O30]*0.04" office:value-type="currency" office:currency="USD" office:value="2630.875" calcext:value-type="currency">
            <text:p>$2,630.88</text:p>
          </table:table-cell>
          <table:table-cell table:style-name="ce1" table:formula="of:=[.P30]*0.04" office:value-type="currency" office:currency="USD" office:value="2630.875" calcext:value-type="currency">
            <text:p>$2,630.88</text:p>
          </table:table-cell>
          <table:table-cell table:style-name="ce1" table:formula="of:=[.Q30]*0.04" office:value-type="currency" office:currency="USD" office:value="2630.875" calcext:value-type="currency">
            <text:p>$2,630.88</text:p>
          </table:table-cell>
          <table:table-cell table:style-name="ce1" table:formula="of:=[.R30]*0.04" office:value-type="currency" office:currency="USD" office:value="3157.05" calcext:value-type="currency">
            <text:p>$3,157.05</text:p>
          </table:table-cell>
          <table:table-cell table:style-name="ce1" table:formula="of:=[.S30]*0.04" office:value-type="currency" office:currency="USD" office:value="3157.05" calcext:value-type="currency">
            <text:p>$3,157.05</text:p>
          </table:table-cell>
          <table:table-cell table:style-name="ce1" table:formula="of:=[.T30]*0.04" office:value-type="currency" office:currency="USD" office:value="3157.05" calcext:value-type="currency">
            <text:p>$3,157.05</text:p>
          </table:table-cell>
          <table:table-cell table:style-name="ce1" table:formula="of:=[.U30]*0.04" office:value-type="currency" office:currency="USD" office:value="3683.225" calcext:value-type="currency">
            <text:p>$3,683.23</text:p>
          </table:table-cell>
          <table:table-cell table:style-name="ce1" table:formula="of:=[.V30]*0.04" office:value-type="currency" office:currency="USD" office:value="3683.225" calcext:value-type="currency">
            <text:p>$3,683.23</text:p>
          </table:table-cell>
          <table:table-cell table:style-name="ce1" table:formula="of:=[.W30]*0.04" office:value-type="currency" office:currency="USD" office:value="3683.225" calcext:value-type="currency">
            <text:p>$3,683.23</text:p>
          </table:table-cell>
          <table:table-cell table:style-name="ce1" table:formula="of:=[.X30]*0.04" office:value-type="currency" office:currency="USD" office:value="4209.4" calcext:value-type="currency">
            <text:p>$4,209.40</text:p>
          </table:table-cell>
          <table:table-cell table:style-name="ce1" table:formula="of:=[.Y30]*0.04" office:value-type="currency" office:currency="USD" office:value="4209.4" calcext:value-type="currency">
            <text:p>$4,209.40</text:p>
          </table:table-cell>
          <table:table-cell table:style-name="ce1" table:formula="of:=[.Z30]*0.04" office:value-type="currency" office:currency="USD" office:value="4209.4" calcext:value-type="currency">
            <text:p>$4,209.40</text:p>
          </table:table-cell>
          <table:table-cell table:style-name="ce1" table:formula="of:=[.AA30]*0.04" office:value-type="currency" office:currency="USD" office:value="4735.575" calcext:value-type="currency">
            <text:p>$4,735.58</text:p>
          </table:table-cell>
          <table:table-cell table:style-name="ce1" table:formula="of:=[.AB30]*0.04" office:value-type="currency" office:currency="USD" office:value="4735.575" calcext:value-type="currency">
            <text:p>$4,735.58</text:p>
          </table:table-cell>
          <table:table-cell table:style-name="ce1" table:formula="of:=[.AC30]*0.04" office:value-type="currency" office:currency="USD" office:value="4735.575" calcext:value-type="currency">
            <text:p>$4,735.58</text:p>
          </table:table-cell>
          <table:table-cell table:style-name="ce1" table:formula="of:=[.AD30]*0.04" office:value-type="currency" office:currency="USD" office:value="5261.75" calcext:value-type="currency">
            <text:p>$5,261.75</text:p>
          </table:table-cell>
          <table:table-cell table:style-name="ce1" table:formula="of:=[.AE30]*0.04" office:value-type="currency" office:currency="USD" office:value="5261.75" calcext:value-type="currency">
            <text:p>$5,261.75</text:p>
          </table:table-cell>
          <table:table-cell table:style-name="ce1" table:formula="of:=[.AF30]*0.04" office:value-type="currency" office:currency="USD" office:value="5261.75" calcext:value-type="currency">
            <text:p>$5,261.75</text:p>
          </table:table-cell>
        </table:table-row>
        <table:table-row table:style-name="ro1">
          <table:table-cell/>
          <table:table-cell office:value-type="string" calcext:value-type="string">
            <text:p>Tech Infrastructure</text:p>
          </table:table-cell>
          <table:table-cell table:number-columns-repeated="3" table:style-name="ce1" office:value-type="currency" office:currency="USD" office:value="50" calcext:value-type="currency">
            <text:p>$50.00</text:p>
          </table:table-cell>
          <table:table-cell table:number-columns-repeated="3" table:style-name="ce1" office:value-type="currency" office:currency="USD" office:value="100" calcext:value-type="currency">
            <text:p>$100.00</text:p>
          </table:table-cell>
          <table:table-cell table:number-columns-repeated="3" table:style-name="ce1" office:value-type="currency" office:currency="USD" office:value="250" calcext:value-type="currency">
            <text:p>$250.00</text:p>
          </table:table-cell>
          <table:table-cell table:number-columns-repeated="3" table:style-name="ce1" office:value-type="currency" office:currency="USD" office:value="500" calcext:value-type="currency">
            <text:p>$500.00</text:p>
          </table:table-cell>
          <table:table-cell table:number-columns-repeated="3" table:style-name="ce1" office:value-type="currency" office:currency="USD" office:value="750" calcext:value-type="currency">
            <text:p>$750.00</text:p>
          </table:table-cell>
          <table:table-cell table:number-columns-repeated="3" table:style-name="ce1" office:value-type="currency" office:currency="USD" office:value="1000" calcext:value-type="currency">
            <text:p>$1,000.00</text:p>
          </table:table-cell>
          <table:table-cell table:number-columns-repeated="3" table:style-name="ce1" office:value-type="currency" office:currency="USD" office:value="1250" calcext:value-type="currency">
            <text:p>$1,250.00</text:p>
          </table:table-cell>
          <table:table-cell table:number-columns-repeated="3" table:style-name="ce1" office:value-type="currency" office:currency="USD" office:value="1500" calcext:value-type="currency">
            <text:p>$1,500.00</text:p>
          </table:table-cell>
          <table:table-cell table:number-columns-repeated="3" table:style-name="ce1" office:value-type="currency" office:currency="USD" office:value="1750" calcext:value-type="currency">
            <text:p>$1,750.00</text:p>
          </table:table-cell>
          <table:table-cell table:number-columns-repeated="3" table:style-name="ce1" office:value-type="currency" office:currency="USD" office:value="2000" calcext:value-type="currency">
            <text:p>$2,000.00</text:p>
          </table:table-cell>
        </table:table-row>
        <table:table-row table:style-name="ro1">
          <table:table-cell/>
          <table:table-cell office:value-type="string" calcext:value-type="string">
            <text:p>Office Space</text:p>
          </table:table-cell>
          <table:table-cell table:number-columns-repeated="3" table:style-name="ce1" office:value-type="currency" office:currency="USD" office:value="250" calcext:value-type="currency">
            <text:p>$250.00</text:p>
          </table:table-cell>
          <table:table-cell table:number-columns-repeated="6" table:style-name="ce1" office:value-type="currency" office:currency="USD" office:value="500" calcext:value-type="currency">
            <text:p>$500.00</text:p>
          </table:table-cell>
          <table:table-cell table:number-columns-repeated="9" table:style-name="ce1" office:value-type="currency" office:currency="USD" office:value="1250" calcext:value-type="currency">
            <text:p>$1,250.00</text:p>
          </table:table-cell>
          <table:table-cell table:number-columns-repeated="12" table:style-name="ce1" office:value-type="currency" office:currency="USD" office:value="2500" calcext:value-type="currency">
            <text:p>$2,500.00</text:p>
          </table:table-cell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number-columns-repeated="3" table:style-name="ce1" office:value-type="currency" office:currency="USD" office:value="500" calcext:value-type="currency">
            <text:p>$500.00</text:p>
          </table:table-cell>
          <table:table-cell table:number-columns-repeated="3" table:style-name="ce1" office:value-type="currency" office:currency="USD" office:value="1000" calcext:value-type="currency">
            <text:p>$1,000.00</text:p>
          </table:table-cell>
          <table:table-cell table:number-columns-repeated="3" table:style-name="ce1" office:value-type="currency" office:currency="USD" office:value="1500" calcext:value-type="currency">
            <text:p>$1,500.00</text:p>
          </table:table-cell>
          <table:table-cell table:number-columns-repeated="3" table:style-name="ce1" office:value-type="currency" office:currency="USD" office:value="2000" calcext:value-type="currency">
            <text:p>$2,000.00</text:p>
          </table:table-cell>
          <table:table-cell table:number-columns-repeated="3" table:style-name="ce1" office:value-type="currency" office:currency="USD" office:value="2500" calcext:value-type="currency">
            <text:p>$2,500.00</text:p>
          </table:table-cell>
          <table:table-cell table:number-columns-repeated="3" table:style-name="ce1" office:value-type="currency" office:currency="USD" office:value="3000" calcext:value-type="currency">
            <text:p>$3,000.00</text:p>
          </table:table-cell>
          <table:table-cell table:number-columns-repeated="3" table:style-name="ce1" office:value-type="currency" office:currency="USD" office:value="3500" calcext:value-type="currency">
            <text:p>$3,500.00</text:p>
          </table:table-cell>
          <table:table-cell table:number-columns-repeated="3" table:style-name="ce1" office:value-type="currency" office:currency="USD" office:value="4000" calcext:value-type="currency">
            <text:p>$4,000.00</text:p>
          </table:table-cell>
          <table:table-cell table:number-columns-repeated="3" table:style-name="ce1" office:value-type="currency" office:currency="USD" office:value="4500" calcext:value-type="currency">
            <text:p>$4,500.00</text:p>
          </table:table-cell>
          <table:table-cell table:number-columns-repeated="3" table:style-name="ce1" office:value-type="currency" office:currency="USD" office:value="5000" calcext:value-type="currency">
            <text:p>$5,000.0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Gross Costs</text:p>
          </table:table-cell>
          <table:table-cell/>
          <table:table-cell table:style-name="ce1" table:formula="of:=SUM([.C34:.C46])" office:value-type="currency" office:currency="USD" office:value="7326.175" calcext:value-type="currency">
            <text:p>$7,326.18</text:p>
          </table:table-cell>
          <table:table-cell table:style-name="ce1" table:formula="of:=SUM([.D34:.D46])" office:value-type="currency" office:currency="USD" office:value="7326.175" calcext:value-type="currency">
            <text:p>$7,326.18</text:p>
          </table:table-cell>
          <table:table-cell table:style-name="ce1" table:formula="of:=SUM([.E34:.E46])" office:value-type="currency" office:currency="USD" office:value="7326.175" calcext:value-type="currency">
            <text:p>$7,326.18</text:p>
          </table:table-cell>
          <table:table-cell table:style-name="ce1" table:formula="of:=SUM([.F34:.F46])" office:value-type="currency" office:currency="USD" office:value="12652.35" calcext:value-type="currency">
            <text:p>$12,652.35</text:p>
          </table:table-cell>
          <table:table-cell table:style-name="ce1" table:formula="of:=SUM([.G34:.G46])" office:value-type="currency" office:currency="USD" office:value="12652.35" calcext:value-type="currency">
            <text:p>$12,652.35</text:p>
          </table:table-cell>
          <table:table-cell table:style-name="ce1" table:formula="of:=SUM([.H34:.H46])" office:value-type="currency" office:currency="USD" office:value="12652.35" calcext:value-type="currency">
            <text:p>$12,652.35</text:p>
          </table:table-cell>
          <table:table-cell table:style-name="ce1" table:formula="of:=SUM([.I34:.I46])" office:value-type="currency" office:currency="USD" office:value="26228.525" calcext:value-type="currency">
            <text:p>$26,228.53</text:p>
          </table:table-cell>
          <table:table-cell table:style-name="ce1" table:formula="of:=SUM([.J34:.J46])" office:value-type="currency" office:currency="USD" office:value="26228.525" calcext:value-type="currency">
            <text:p>$26,228.53</text:p>
          </table:table-cell>
          <table:table-cell table:style-name="ce1" table:formula="of:=SUM([.K34:.K46])" office:value-type="currency" office:currency="USD" office:value="26228.525" calcext:value-type="currency">
            <text:p>$26,228.53</text:p>
          </table:table-cell>
          <table:table-cell table:style-name="ce1" table:formula="of:=SUM([.L34:.L46])" office:value-type="currency" office:currency="USD" office:value="33854.7" calcext:value-type="currency">
            <text:p>$33,854.70</text:p>
          </table:table-cell>
          <table:table-cell table:style-name="ce1" table:formula="of:=SUM([.M34:.M46])" office:value-type="currency" office:currency="USD" office:value="33854.7" calcext:value-type="currency">
            <text:p>$33,854.70</text:p>
          </table:table-cell>
          <table:table-cell table:style-name="ce1" table:formula="of:=SUM([.N34:.N46])" office:value-type="currency" office:currency="USD" office:value="33854.7" calcext:value-type="currency">
            <text:p>$33,854.70</text:p>
          </table:table-cell>
          <table:table-cell table:style-name="ce1" table:formula="of:=SUM([.O34:.O46])" office:value-type="currency" office:currency="USD" office:value="42830.875" calcext:value-type="currency">
            <text:p>$42,830.88</text:p>
          </table:table-cell>
          <table:table-cell table:style-name="ce1" table:formula="of:=SUM([.P34:.P46])" office:value-type="currency" office:currency="USD" office:value="42830.875" calcext:value-type="currency">
            <text:p>$42,830.88</text:p>
          </table:table-cell>
          <table:table-cell table:style-name="ce1" table:formula="of:=SUM([.Q34:.Q46])" office:value-type="currency" office:currency="USD" office:value="42830.875" calcext:value-type="currency">
            <text:p>$42,830.88</text:p>
          </table:table-cell>
          <table:table-cell table:style-name="ce1" table:formula="of:=SUM([.R34:.R46])" office:value-type="currency" office:currency="USD" office:value="53557.05" calcext:value-type="currency">
            <text:p>$53,557.05</text:p>
          </table:table-cell>
          <table:table-cell table:style-name="ce1" table:formula="of:=SUM([.S34:.S46])" office:value-type="currency" office:currency="USD" office:value="53557.05" calcext:value-type="currency">
            <text:p>$53,557.05</text:p>
          </table:table-cell>
          <table:table-cell table:style-name="ce1" table:formula="of:=SUM([.T34:.T46])" office:value-type="currency" office:currency="USD" office:value="53557.05" calcext:value-type="currency">
            <text:p>$53,557.05</text:p>
          </table:table-cell>
          <table:table-cell table:style-name="ce1" table:formula="of:=SUM([.U34:.U46])" office:value-type="currency" office:currency="USD" office:value="65533.225" calcext:value-type="currency">
            <text:p>$65,533.23</text:p>
          </table:table-cell>
          <table:table-cell table:style-name="ce1" table:formula="of:=SUM([.V34:.V46])" office:value-type="currency" office:currency="USD" office:value="65533.225" calcext:value-type="currency">
            <text:p>$65,533.23</text:p>
          </table:table-cell>
          <table:table-cell table:style-name="ce1" table:formula="of:=SUM([.W34:.W46])" office:value-type="currency" office:currency="USD" office:value="65533.225" calcext:value-type="currency">
            <text:p>$65,533.23</text:p>
          </table:table-cell>
          <table:table-cell table:style-name="ce1" table:formula="of:=SUM([.X34:.X46])" office:value-type="currency" office:currency="USD" office:value="76259.4" calcext:value-type="currency">
            <text:p>$76,259.40</text:p>
          </table:table-cell>
          <table:table-cell table:style-name="ce1" table:formula="of:=SUM([.Y34:.Y46])" office:value-type="currency" office:currency="USD" office:value="76259.4" calcext:value-type="currency">
            <text:p>$76,259.40</text:p>
          </table:table-cell>
          <table:table-cell table:style-name="ce1" table:formula="of:=SUM([.Z34:.Z46])" office:value-type="currency" office:currency="USD" office:value="76259.4" calcext:value-type="currency">
            <text:p>$76,259.40</text:p>
          </table:table-cell>
          <table:table-cell table:style-name="ce1" table:formula="of:=SUM([.AA34:.AA46])" office:value-type="currency" office:currency="USD" office:value="86985.575" calcext:value-type="currency">
            <text:p>$86,985.58</text:p>
          </table:table-cell>
          <table:table-cell table:style-name="ce1" table:formula="of:=SUM([.AB34:.AB46])" office:value-type="currency" office:currency="USD" office:value="86985.575" calcext:value-type="currency">
            <text:p>$86,985.58</text:p>
          </table:table-cell>
          <table:table-cell table:style-name="ce1" table:formula="of:=SUM([.AC34:.AC46])" office:value-type="currency" office:currency="USD" office:value="86985.575" calcext:value-type="currency">
            <text:p>$86,985.58</text:p>
          </table:table-cell>
          <table:table-cell table:style-name="ce1" table:formula="of:=SUM([.AD34:.AD46])" office:value-type="currency" office:currency="USD" office:value="88261.75" calcext:value-type="currency">
            <text:p>$88,261.75</text:p>
          </table:table-cell>
          <table:table-cell table:style-name="ce1" table:formula="of:=SUM([.AE34:.AE46])" office:value-type="currency" office:currency="USD" office:value="88261.75" calcext:value-type="currency">
            <text:p>$88,261.75</text:p>
          </table:table-cell>
          <table:table-cell table:style-name="ce1" table:formula="of:=SUM([.AF34:.AF46])" office:value-type="currency" office:currency="USD" office:value="88261.75" calcext:value-type="currency">
            <text:p>$88,261.75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Gross Revenue</text:p>
          </table:table-cell>
          <table:table-cell/>
          <table:table-cell table:style-name="ce1" table:formula="of:=[.C30]" office:value-type="currency" office:currency="USD" office:value="13154.375" calcext:value-type="currency">
            <text:p>$13,154.38</text:p>
          </table:table-cell>
          <table:table-cell table:style-name="ce1" table:formula="of:=[.D30]" office:value-type="currency" office:currency="USD" office:value="13154.375" calcext:value-type="currency">
            <text:p>$13,154.38</text:p>
          </table:table-cell>
          <table:table-cell table:style-name="ce1" table:formula="of:=[.E30]" office:value-type="currency" office:currency="USD" office:value="13154.375" calcext:value-type="currency">
            <text:p>$13,154.38</text:p>
          </table:table-cell>
          <table:table-cell table:style-name="ce1" table:formula="of:=[.F30]" office:value-type="currency" office:currency="USD" office:value="26308.75" calcext:value-type="currency">
            <text:p>$26,308.75</text:p>
          </table:table-cell>
          <table:table-cell table:style-name="ce1" table:formula="of:=[.G30]" office:value-type="currency" office:currency="USD" office:value="26308.75" calcext:value-type="currency">
            <text:p>$26,308.75</text:p>
          </table:table-cell>
          <table:table-cell table:style-name="ce1" table:formula="of:=[.H30]" office:value-type="currency" office:currency="USD" office:value="26308.75" calcext:value-type="currency">
            <text:p>$26,308.75</text:p>
          </table:table-cell>
          <table:table-cell table:style-name="ce1" table:formula="of:=[.I30]" office:value-type="currency" office:currency="USD" office:value="39463.125" calcext:value-type="currency">
            <text:p>$39,463.13</text:p>
          </table:table-cell>
          <table:table-cell table:style-name="ce1" table:formula="of:=[.J30]" office:value-type="currency" office:currency="USD" office:value="39463.125" calcext:value-type="currency">
            <text:p>$39,463.13</text:p>
          </table:table-cell>
          <table:table-cell table:style-name="ce1" table:formula="of:=[.K30]" office:value-type="currency" office:currency="USD" office:value="39463.125" calcext:value-type="currency">
            <text:p>$39,463.13</text:p>
          </table:table-cell>
          <table:table-cell table:style-name="ce1" table:formula="of:=[.L30]" office:value-type="currency" office:currency="USD" office:value="52617.5" calcext:value-type="currency">
            <text:p>$52,617.50</text:p>
          </table:table-cell>
          <table:table-cell table:style-name="ce1" table:formula="of:=[.M30]" office:value-type="currency" office:currency="USD" office:value="52617.5" calcext:value-type="currency">
            <text:p>$52,617.50</text:p>
          </table:table-cell>
          <table:table-cell table:style-name="ce1" table:formula="of:=[.N30]" office:value-type="currency" office:currency="USD" office:value="52617.5" calcext:value-type="currency">
            <text:p>$52,617.50</text:p>
          </table:table-cell>
          <table:table-cell table:style-name="ce1" table:formula="of:=[.O30]" office:value-type="currency" office:currency="USD" office:value="65771.875" calcext:value-type="currency">
            <text:p>$65,771.88</text:p>
          </table:table-cell>
          <table:table-cell table:style-name="ce1" table:formula="of:=[.P30]" office:value-type="currency" office:currency="USD" office:value="65771.875" calcext:value-type="currency">
            <text:p>$65,771.88</text:p>
          </table:table-cell>
          <table:table-cell table:style-name="ce1" table:formula="of:=[.Q30]" office:value-type="currency" office:currency="USD" office:value="65771.875" calcext:value-type="currency">
            <text:p>$65,771.88</text:p>
          </table:table-cell>
          <table:table-cell table:style-name="ce1" table:formula="of:=[.R30]" office:value-type="currency" office:currency="USD" office:value="78926.25" calcext:value-type="currency">
            <text:p>$78,926.25</text:p>
          </table:table-cell>
          <table:table-cell table:style-name="ce1" table:formula="of:=[.S30]" office:value-type="currency" office:currency="USD" office:value="78926.25" calcext:value-type="currency">
            <text:p>$78,926.25</text:p>
          </table:table-cell>
          <table:table-cell table:style-name="ce1" table:formula="of:=[.T30]" office:value-type="currency" office:currency="USD" office:value="78926.25" calcext:value-type="currency">
            <text:p>$78,926.25</text:p>
          </table:table-cell>
          <table:table-cell table:style-name="ce1" table:formula="of:=[.U30]" office:value-type="currency" office:currency="USD" office:value="92080.625" calcext:value-type="currency">
            <text:p>$92,080.63</text:p>
          </table:table-cell>
          <table:table-cell table:style-name="ce1" table:formula="of:=[.V30]" office:value-type="currency" office:currency="USD" office:value="92080.625" calcext:value-type="currency">
            <text:p>$92,080.63</text:p>
          </table:table-cell>
          <table:table-cell table:style-name="ce1" table:formula="of:=[.W30]" office:value-type="currency" office:currency="USD" office:value="92080.625" calcext:value-type="currency">
            <text:p>$92,080.63</text:p>
          </table:table-cell>
          <table:table-cell table:style-name="ce1" table:formula="of:=[.X30]" office:value-type="currency" office:currency="USD" office:value="105235" calcext:value-type="currency">
            <text:p>$105,235.00</text:p>
          </table:table-cell>
          <table:table-cell table:style-name="ce1" table:formula="of:=[.Y30]" office:value-type="currency" office:currency="USD" office:value="105235" calcext:value-type="currency">
            <text:p>$105,235.00</text:p>
          </table:table-cell>
          <table:table-cell table:style-name="ce1" table:formula="of:=[.Z30]" office:value-type="currency" office:currency="USD" office:value="105235" calcext:value-type="currency">
            <text:p>$105,235.00</text:p>
          </table:table-cell>
          <table:table-cell table:style-name="ce1" table:formula="of:=[.AA30]" office:value-type="currency" office:currency="USD" office:value="118389.375" calcext:value-type="currency">
            <text:p>$118,389.38</text:p>
          </table:table-cell>
          <table:table-cell table:style-name="ce1" table:formula="of:=[.AB30]" office:value-type="currency" office:currency="USD" office:value="118389.375" calcext:value-type="currency">
            <text:p>$118,389.38</text:p>
          </table:table-cell>
          <table:table-cell table:style-name="ce1" table:formula="of:=[.AC30]" office:value-type="currency" office:currency="USD" office:value="118389.375" calcext:value-type="currency">
            <text:p>$118,389.38</text:p>
          </table:table-cell>
          <table:table-cell table:style-name="ce1" table:formula="of:=[.AD30]" office:value-type="currency" office:currency="USD" office:value="131543.75" calcext:value-type="currency">
            <text:p>$131,543.75</text:p>
          </table:table-cell>
          <table:table-cell table:style-name="ce1" table:formula="of:=[.AE30]" office:value-type="currency" office:currency="USD" office:value="131543.75" calcext:value-type="currency">
            <text:p>$131,543.75</text:p>
          </table:table-cell>
          <table:table-cell table:style-name="ce1" table:formula="of:=[.AF30]" office:value-type="currency" office:currency="USD" office:value="131543.75" calcext:value-type="currency">
            <text:p>$131,543.75</text:p>
          </table:table-cell>
        </table:table-row>
        <table:table-row table:style-name="ro1">
          <table:table-cell office:value-type="string" calcext:value-type="string">
            <text:p>Gross Costs</text:p>
          </table:table-cell>
          <table:table-cell/>
          <table:table-cell table:style-name="ce1" table:formula="of:=[.C48]" office:value-type="currency" office:currency="USD" office:value="7326.175" calcext:value-type="currency">
            <text:p>$7,326.18</text:p>
          </table:table-cell>
          <table:table-cell table:style-name="ce1" table:formula="of:=[.D48]" office:value-type="currency" office:currency="USD" office:value="7326.175" calcext:value-type="currency">
            <text:p>$7,326.18</text:p>
          </table:table-cell>
          <table:table-cell table:style-name="ce1" table:formula="of:=[.E48]" office:value-type="currency" office:currency="USD" office:value="7326.175" calcext:value-type="currency">
            <text:p>$7,326.18</text:p>
          </table:table-cell>
          <table:table-cell table:style-name="ce1" table:formula="of:=[.F48]" office:value-type="currency" office:currency="USD" office:value="12652.35" calcext:value-type="currency">
            <text:p>$12,652.35</text:p>
          </table:table-cell>
          <table:table-cell table:style-name="ce1" table:formula="of:=[.G48]" office:value-type="currency" office:currency="USD" office:value="12652.35" calcext:value-type="currency">
            <text:p>$12,652.35</text:p>
          </table:table-cell>
          <table:table-cell table:style-name="ce1" table:formula="of:=[.H48]" office:value-type="currency" office:currency="USD" office:value="12652.35" calcext:value-type="currency">
            <text:p>$12,652.35</text:p>
          </table:table-cell>
          <table:table-cell table:style-name="ce1" table:formula="of:=[.I48]" office:value-type="currency" office:currency="USD" office:value="26228.525" calcext:value-type="currency">
            <text:p>$26,228.53</text:p>
          </table:table-cell>
          <table:table-cell table:style-name="ce1" table:formula="of:=[.J48]" office:value-type="currency" office:currency="USD" office:value="26228.525" calcext:value-type="currency">
            <text:p>$26,228.53</text:p>
          </table:table-cell>
          <table:table-cell table:style-name="ce1" table:formula="of:=[.K48]" office:value-type="currency" office:currency="USD" office:value="26228.525" calcext:value-type="currency">
            <text:p>$26,228.53</text:p>
          </table:table-cell>
          <table:table-cell table:style-name="ce1" table:formula="of:=[.L48]" office:value-type="currency" office:currency="USD" office:value="33854.7" calcext:value-type="currency">
            <text:p>$33,854.70</text:p>
          </table:table-cell>
          <table:table-cell table:style-name="ce1" table:formula="of:=[.M48]" office:value-type="currency" office:currency="USD" office:value="33854.7" calcext:value-type="currency">
            <text:p>$33,854.70</text:p>
          </table:table-cell>
          <table:table-cell table:style-name="ce1" table:formula="of:=[.N48]" office:value-type="currency" office:currency="USD" office:value="33854.7" calcext:value-type="currency">
            <text:p>$33,854.70</text:p>
          </table:table-cell>
          <table:table-cell table:style-name="ce1" table:formula="of:=[.O48]" office:value-type="currency" office:currency="USD" office:value="42830.875" calcext:value-type="currency">
            <text:p>$42,830.88</text:p>
          </table:table-cell>
          <table:table-cell table:style-name="ce1" table:formula="of:=[.P48]" office:value-type="currency" office:currency="USD" office:value="42830.875" calcext:value-type="currency">
            <text:p>$42,830.88</text:p>
          </table:table-cell>
          <table:table-cell table:style-name="ce1" table:formula="of:=[.Q48]" office:value-type="currency" office:currency="USD" office:value="42830.875" calcext:value-type="currency">
            <text:p>$42,830.88</text:p>
          </table:table-cell>
          <table:table-cell table:style-name="ce1" table:formula="of:=[.R48]" office:value-type="currency" office:currency="USD" office:value="53557.05" calcext:value-type="currency">
            <text:p>$53,557.05</text:p>
          </table:table-cell>
          <table:table-cell table:style-name="ce1" table:formula="of:=[.S48]" office:value-type="currency" office:currency="USD" office:value="53557.05" calcext:value-type="currency">
            <text:p>$53,557.05</text:p>
          </table:table-cell>
          <table:table-cell table:style-name="ce1" table:formula="of:=[.T48]" office:value-type="currency" office:currency="USD" office:value="53557.05" calcext:value-type="currency">
            <text:p>$53,557.05</text:p>
          </table:table-cell>
          <table:table-cell table:style-name="ce1" table:formula="of:=[.U48]" office:value-type="currency" office:currency="USD" office:value="65533.225" calcext:value-type="currency">
            <text:p>$65,533.23</text:p>
          </table:table-cell>
          <table:table-cell table:style-name="ce1" table:formula="of:=[.V48]" office:value-type="currency" office:currency="USD" office:value="65533.225" calcext:value-type="currency">
            <text:p>$65,533.23</text:p>
          </table:table-cell>
          <table:table-cell table:style-name="ce1" table:formula="of:=[.W48]" office:value-type="currency" office:currency="USD" office:value="65533.225" calcext:value-type="currency">
            <text:p>$65,533.23</text:p>
          </table:table-cell>
          <table:table-cell table:style-name="ce1" table:formula="of:=[.X48]" office:value-type="currency" office:currency="USD" office:value="76259.4" calcext:value-type="currency">
            <text:p>$76,259.40</text:p>
          </table:table-cell>
          <table:table-cell table:style-name="ce1" table:formula="of:=[.Y48]" office:value-type="currency" office:currency="USD" office:value="76259.4" calcext:value-type="currency">
            <text:p>$76,259.40</text:p>
          </table:table-cell>
          <table:table-cell table:style-name="ce1" table:formula="of:=[.Z48]" office:value-type="currency" office:currency="USD" office:value="76259.4" calcext:value-type="currency">
            <text:p>$76,259.40</text:p>
          </table:table-cell>
          <table:table-cell table:style-name="ce1" table:formula="of:=[.AA48]" office:value-type="currency" office:currency="USD" office:value="86985.575" calcext:value-type="currency">
            <text:p>$86,985.58</text:p>
          </table:table-cell>
          <table:table-cell table:style-name="ce1" table:formula="of:=[.AB48]" office:value-type="currency" office:currency="USD" office:value="86985.575" calcext:value-type="currency">
            <text:p>$86,985.58</text:p>
          </table:table-cell>
          <table:table-cell table:style-name="ce1" table:formula="of:=[.AC48]" office:value-type="currency" office:currency="USD" office:value="86985.575" calcext:value-type="currency">
            <text:p>$86,985.58</text:p>
          </table:table-cell>
          <table:table-cell table:style-name="ce1" table:formula="of:=[.AD48]" office:value-type="currency" office:currency="USD" office:value="88261.75" calcext:value-type="currency">
            <text:p>$88,261.75</text:p>
          </table:table-cell>
          <table:table-cell table:style-name="ce1" table:formula="of:=[.AE48]" office:value-type="currency" office:currency="USD" office:value="88261.75" calcext:value-type="currency">
            <text:p>$88,261.75</text:p>
          </table:table-cell>
          <table:table-cell table:style-name="ce1" table:formula="of:=[.AF48]" office:value-type="currency" office:currency="USD" office:value="88261.75" calcext:value-type="currency">
            <text:p>$88,261.75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Net Revenue</text:p>
          </table:table-cell>
          <table:table-cell/>
          <table:table-cell table:style-name="ce1" table:formula="of:=[.C50]-[.C51]" office:value-type="currency" office:currency="USD" office:value="5828.2" calcext:value-type="currency">
            <text:p>$5,828.20</text:p>
          </table:table-cell>
          <table:table-cell table:style-name="ce1" table:formula="of:=[.D50]-[.D51]" office:value-type="currency" office:currency="USD" office:value="5828.2" calcext:value-type="currency">
            <text:p>$5,828.20</text:p>
          </table:table-cell>
          <table:table-cell table:style-name="ce1" table:formula="of:=[.E50]-[.E51]" office:value-type="currency" office:currency="USD" office:value="5828.2" calcext:value-type="currency">
            <text:p>$5,828.20</text:p>
          </table:table-cell>
          <table:table-cell table:style-name="ce1" table:formula="of:=[.F50]-[.F51]" office:value-type="currency" office:currency="USD" office:value="13656.4" calcext:value-type="currency">
            <text:p>$13,656.40</text:p>
          </table:table-cell>
          <table:table-cell table:style-name="ce1" table:formula="of:=[.G50]-[.G51]" office:value-type="currency" office:currency="USD" office:value="13656.4" calcext:value-type="currency">
            <text:p>$13,656.40</text:p>
          </table:table-cell>
          <table:table-cell table:style-name="ce1" table:formula="of:=[.H50]-[.H51]" office:value-type="currency" office:currency="USD" office:value="13656.4" calcext:value-type="currency">
            <text:p>$13,656.40</text:p>
          </table:table-cell>
          <table:table-cell table:style-name="ce1" table:formula="of:=[.I50]-[.I51]" office:value-type="currency" office:currency="USD" office:value="13234.6" calcext:value-type="currency">
            <text:p>$13,234.60</text:p>
          </table:table-cell>
          <table:table-cell table:style-name="ce1" table:formula="of:=[.J50]-[.J51]" office:value-type="currency" office:currency="USD" office:value="13234.6" calcext:value-type="currency">
            <text:p>$13,234.60</text:p>
          </table:table-cell>
          <table:table-cell table:style-name="ce1" table:formula="of:=[.K50]-[.K51]" office:value-type="currency" office:currency="USD" office:value="13234.6" calcext:value-type="currency">
            <text:p>$13,234.60</text:p>
          </table:table-cell>
          <table:table-cell table:style-name="ce1" table:formula="of:=[.L50]-[.L51]" office:value-type="currency" office:currency="USD" office:value="18762.8" calcext:value-type="currency">
            <text:p>$18,762.80</text:p>
          </table:table-cell>
          <table:table-cell table:style-name="ce1" table:formula="of:=[.M50]-[.M51]" office:value-type="currency" office:currency="USD" office:value="18762.8" calcext:value-type="currency">
            <text:p>$18,762.80</text:p>
          </table:table-cell>
          <table:table-cell table:style-name="ce1" table:formula="of:=[.N50]-[.N51]" office:value-type="currency" office:currency="USD" office:value="18762.8" calcext:value-type="currency">
            <text:p>$18,762.80</text:p>
          </table:table-cell>
          <table:table-cell table:style-name="ce1" table:formula="of:=[.O50]-[.O51]" office:value-type="currency" office:currency="USD" office:value="22941" calcext:value-type="currency">
            <text:p>$22,941.00</text:p>
          </table:table-cell>
          <table:table-cell table:style-name="ce1" table:formula="of:=[.P50]-[.P51]" office:value-type="currency" office:currency="USD" office:value="22941" calcext:value-type="currency">
            <text:p>$22,941.00</text:p>
          </table:table-cell>
          <table:table-cell table:style-name="ce1" table:formula="of:=[.Q50]-[.Q51]" office:value-type="currency" office:currency="USD" office:value="22941" calcext:value-type="currency">
            <text:p>$22,941.00</text:p>
          </table:table-cell>
          <table:table-cell table:style-name="ce1" table:formula="of:=[.R50]-[.R51]" office:value-type="currency" office:currency="USD" office:value="25369.2" calcext:value-type="currency">
            <text:p>$25,369.20</text:p>
          </table:table-cell>
          <table:table-cell table:style-name="ce1" table:formula="of:=[.S50]-[.S51]" office:value-type="currency" office:currency="USD" office:value="25369.2" calcext:value-type="currency">
            <text:p>$25,369.20</text:p>
          </table:table-cell>
          <table:table-cell table:style-name="ce1" table:formula="of:=[.T50]-[.T51]" office:value-type="currency" office:currency="USD" office:value="25369.2" calcext:value-type="currency">
            <text:p>$25,369.20</text:p>
          </table:table-cell>
          <table:table-cell table:style-name="ce1" table:formula="of:=[.U50]-[.U51]" office:value-type="currency" office:currency="USD" office:value="26547.4" calcext:value-type="currency">
            <text:p>$26,547.40</text:p>
          </table:table-cell>
          <table:table-cell table:style-name="ce1" table:formula="of:=[.V50]-[.V51]" office:value-type="currency" office:currency="USD" office:value="26547.4" calcext:value-type="currency">
            <text:p>$26,547.40</text:p>
          </table:table-cell>
          <table:table-cell table:style-name="ce1" table:formula="of:=[.W50]-[.W51]" office:value-type="currency" office:currency="USD" office:value="26547.4" calcext:value-type="currency">
            <text:p>$26,547.40</text:p>
          </table:table-cell>
          <table:table-cell table:style-name="ce1" table:formula="of:=[.X50]-[.X51]" office:value-type="currency" office:currency="USD" office:value="28975.6" calcext:value-type="currency">
            <text:p>$28,975.60</text:p>
          </table:table-cell>
          <table:table-cell table:style-name="ce1" table:formula="of:=[.Y50]-[.Y51]" office:value-type="currency" office:currency="USD" office:value="28975.6" calcext:value-type="currency">
            <text:p>$28,975.60</text:p>
          </table:table-cell>
          <table:table-cell table:style-name="ce1" table:formula="of:=[.Z50]-[.Z51]" office:value-type="currency" office:currency="USD" office:value="28975.6" calcext:value-type="currency">
            <text:p>$28,975.60</text:p>
          </table:table-cell>
          <table:table-cell table:style-name="ce1" table:formula="of:=[.AA50]-[.AA51]" office:value-type="currency" office:currency="USD" office:value="31403.8" calcext:value-type="currency">
            <text:p>$31,403.80</text:p>
          </table:table-cell>
          <table:table-cell table:style-name="ce1" table:formula="of:=[.AB50]-[.AB51]" office:value-type="currency" office:currency="USD" office:value="31403.8" calcext:value-type="currency">
            <text:p>$31,403.80</text:p>
          </table:table-cell>
          <table:table-cell table:style-name="ce1" table:formula="of:=[.AC50]-[.AC51]" office:value-type="currency" office:currency="USD" office:value="31403.8" calcext:value-type="currency">
            <text:p>$31,403.80</text:p>
          </table:table-cell>
          <table:table-cell table:style-name="ce1" table:formula="of:=[.AD50]-[.AD51]" office:value-type="currency" office:currency="USD" office:value="43282" calcext:value-type="currency">
            <text:p>$43,282.00</text:p>
          </table:table-cell>
          <table:table-cell table:style-name="ce1" table:formula="of:=[.AE50]-[.AE51]" office:value-type="currency" office:currency="USD" office:value="43282" calcext:value-type="currency">
            <text:p>$43,282.00</text:p>
          </table:table-cell>
          <table:table-cell table:style-name="ce1" table:formula="of:=[.AF50]-[.AF51]" office:value-type="currency" office:currency="USD" office:value="43282" calcext:value-type="currency">
            <text:p>$43,282.00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YTD Net 1</text:p>
          </table:table-cell>
          <table:table-cell office:value-type="string" calcext:value-type="string">
            <text:p>YTD Net 2</text:p>
          </table:table-cell>
          <table:table-cell office:value-type="string" calcext:value-type="string">
            <text:p>YTD Net 3</text:p>
          </table:table-cell>
          <table:table-cell/>
          <table:table-cell office:value-type="string" calcext:value-type="string">
            <text:p>Dividend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table:formula="of:=SUM([.C53:.N53])" office:value-type="currency" office:currency="USD" office:value="154446" calcext:value-type="currency">
            <text:p>$154,446.00</text:p>
          </table:table-cell>
          <table:table-cell table:style-name="ce1" table:formula="of:=SUM([.O53:.Z53])" office:value-type="currency" office:currency="USD" office:value="311499.6" calcext:value-type="currency">
            <text:p>$311,499.60</text:p>
          </table:table-cell>
          <table:table-cell table:style-name="ce1" table:formula="of:=SUM([.AA53:.AF53]) * 2" office:value-type="currency" office:currency="USD" office:value="448114.8" calcext:value-type="currency">
            <text:p>$448,114.80</text:p>
          </table:table-cell>
          <table:table-cell/>
          <table:table-cell table:style-name="ce1" table:formula="of:=SUM([.C57:.E57]) * 0.5" office:value-type="currency" office:currency="USD" office:value="457030.2" calcext:value-type="currency">
            <text:p>$457,030.20</text:p>
          </table:table-cell>
          <table:table-cell table:number-columns-repeated="25"/>
        </table:table-row>
        <table:table-row table:style-name="ro1" table:number-rows-repeated="104851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8:22:01.183256000</meta:creation-date>
    <dc:date>2013-11-19T19:43:45.215961000</dc:date>
    <meta:editing-duration>PT1H6M29S</meta:editing-duration>
    <meta:editing-cycles>9</meta:editing-cycles>
    <meta:generator>LibreOffice/4.1.1.2$MacOSX_x86 LibreOffice_project/7e4286b58adc75a14f6d83f53a03b6c11fa2903</meta:generator>
    <meta:document-statistic meta:table-count="1" meta:cell-count="761" meta:object-count="0"/>
  </office:meta>
</office:document-meta>
</file>